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16.25mm"/>
    </style:style>
    <style:style style:name="co5" style:family="table-column">
      <style:table-column-properties fo:break-before="auto" style:column-width="39.19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37.24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8.56mm"/>
    </style:style>
    <style:style style:name="co10" style:family="table-column">
      <style:table-column-properties fo:break-before="auto" style:column-width="33.06mm"/>
    </style:style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3.51mm"/>
    </style:style>
    <style:style style:name="co13" style:family="table-column">
      <style:table-column-properties fo:break-before="auto" style:column-width="73.91mm"/>
    </style:style>
    <style:style style:name="co14" style:family="table-column">
      <style:table-column-properties fo:break-before="auto" style:column-width="25.49mm"/>
    </style:style>
    <style:style style:name="co15" style:family="table-column">
      <style:table-column-properties fo:break-before="auto" style:column-width="68.03mm"/>
    </style:style>
    <style:style style:name="co16" style:family="table-column">
      <style:table-column-properties fo:break-before="auto" style:column-width="33.32mm"/>
    </style:style>
    <style:style style:name="co17" style:family="table-column">
      <style:table-column-properties fo:break-before="auto" style:column-width="10.37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65.53mm"/>
    </style:style>
    <style:style style:name="co20" style:family="table-column">
      <style:table-column-properties fo:break-before="auto" style:column-width="26.86mm"/>
    </style:style>
    <style:style style:name="co21" style:family="table-column">
      <style:table-column-properties fo:break-before="auto" style:column-width="25.75mm"/>
    </style:style>
    <style:style style:name="co22" style:family="table-column">
      <style:table-column-properties fo:break-before="auto" style:column-width="28.28mm"/>
    </style:style>
    <style:style style:name="co23" style:family="table-column">
      <style:table-column-properties fo:break-before="auto" style:column-width="19.4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78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61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61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00782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7"/>
    <style:style style:name="ce15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bruary" table:style-name="ta1">
        <office:forms form:automatic-focus="false" form:apply-design-mode="false"/>
        <table:shapes>
          <draw:frame draw:z-index="0" draw:style-name="gr1" draw:text-style-name="P1" svg:width="160.01mm" svg:height="89.95mm" svg:x="309.61mm" svg:y="128.33mm">
            <loext:p draw:notify-on-update-of-ranges="February.E26:February.E29 February.F26:February.F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22" table:number-columns-repeated="982" table:default-cell-style-name="Default"/>
        <table:table-row table:style-name="ro1">
          <table:table-cell table:number-columns-repeated="8"/>
          <table:table-cell office:value-type="string" calcext:value-type="string">
            <text:p>half apertur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7.249" calcext:value-type="float">
            <text:p>7.24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Q3D Angle(degrees)</text:p>
          </table:table-cell>
          <table:table-cell table:style-name="ce5" office:value-type="string" calcext:value-type="string">
            <text:p>FC Scale</text:p>
          </table:table-cell>
          <table:table-cell table:style-name="ce5" office:value-type="string" calcext:value-type="string">
            <text:p>Solid Angle (mSR)</text:p>
          </table:table-cell>
          <table:table-cell table:style-name="ce5" office:value-type="string" calcext:value-type="string">
            <text:p>Beam Energy (MeV)</text:p>
          </table:table-cell>
          <table:table-cell table:number-columns-repeated="7"/>
          <table:table-cell table:style-name="ce5" office:value-type="string" calcext:value-type="string">
            <text:p>Q3D angle (radians)</text:p>
          </table:table-cell>
          <table:table-cell table:style-name="ce5" office:value-type="string" calcext:value-type="string">
            <text:p>Solid Angle (Sr)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0000002" calcext:value-type="float">
            <text:p>2.00E-08</text:p>
          </table:table-cell>
          <table:table-cell table:style-name="ce6" office:value-type="float" office:value="14.03" calcext:value-type="float">
            <text:p>14.0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7"/>
          <table:table-cell table:style-name="ce14" table:formula="of:=(2*PI()*[.G4])/360" office:value-type="float" office:value="0.349065850398866" calcext:value-type="float">
            <text:p>0.349065850398866</text:p>
          </table:table-cell>
          <table:table-cell table:style-name="ce5" table:formula="of:=[.I4]/1000" office:value-type="float" office:value="0.01403" calcext:value-type="float">
            <text:p>0.01403</text:p>
          </table:table-cell>
          <table:table-cell table:number-columns-repeated="12"/>
          <table:table-cell office:value-type="string" calcext:value-type="string">
            <text:p>Rutherford Cross Section Calculations</text:p>
          </table:table-cell>
          <table:table-cell table:number-columns-repeated="992"/>
        </table:table-row>
        <table:table-row table:style-name="ro1">
          <table:table-cell table:number-columns-repeated="18"/>
          <table:table-cell table:formula="of:=[.I2]/1000" office:value-type="float" office:value="0.007249" calcext:value-type="float">
            <text:p>0.007249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31"/>
          <table:table-cell office:value-type="string" calcext:value-type="string">
            <text:p>Acceptance angle at full aperture(degrees)</text:p>
          </table:table-cell>
          <table:table-cell office:value-type="string" calcext:value-type="string">
            <text:p>Q3D angle (rad)</text:p>
          </table:table-cell>
          <table:table-cell office:value-type="string" calcext:value-type="string">
            <text:p>Acc. angle(rad)</text:p>
          </table:table-cell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  <table:table-cell office:value-type="string" calcext:value-type="string">
            <text:p>t1(ha)</text:p>
          </table:table-cell>
          <table:table-cell office:value-type="string" calcext:value-type="string">
            <text:p>t2(ha)</text:p>
          </table:table-cell>
          <table:table-cell table:style-name="ce17" office:value-type="string" calcext:value-type="string">
            <text:p>∫dθ</text:p>
          </table:table-cell>
          <table:table-cell table:style-name="ce17" office:value-type="string" calcext:value-type="string">
            <text:p>∫dθ(ha)</text:p>
          </table:table-cell>
          <table:table-cell table:style-name="ce17" office:value-type="string" calcext:value-type="string">
            <text:p>I(fa)</text:p>
          </table:table-cell>
          <table:table-cell table:style-name="ce17" office:value-type="string" calcext:value-type="string">
            <text:p>I(ha)</text:p>
          </table:table-cell>
          <table:table-cell table:number-columns-repeated="982"/>
        </table:table-row>
        <table:table-row table:style-name="ro1">
          <table:table-cell table:number-columns-repeated="23"/>
          <table:table-cell office:value-type="string" calcext:value-type="string">
            <text:p>Efficiency Correction</text:p>
          </table:table-cell>
          <table:table-cell table:number-columns-repeated="7"/>
          <table:table-cell table:style-name="ce16" office:value-type="float" office:value="6" calcext:value-type="float">
            <text:p>6</text:p>
          </table:table-cell>
          <table:table-cell table:style-name="ce1" table:formula="of:=[.G4]*((2*PI())/360)" office:value-type="float" office:value="0.349065850398866" calcext:value-type="float">
            <text:p>0.34907</text:p>
          </table:table-cell>
          <table:table-cell table:style-name="ce1" table:formula="of:=[.AF8]*((2*PI())/360)" office:value-type="float" office:value="0.10471975511966" calcext:value-type="float">
            <text:p>0.10472</text:p>
          </table:table-cell>
          <table:table-cell table:style-name="ce1" table:formula="of:=[.AG8]-[.AH8]/2" office:value-type="float" office:value="0.296705972839036" calcext:value-type="float">
            <text:p>0.29671</text:p>
          </table:table-cell>
          <table:table-cell table:style-name="ce1" table:formula="of:=[.AG8]+[.AH8]/2" office:value-type="float" office:value="0.401425727958696" calcext:value-type="float">
            <text:p>0.40143</text:p>
          </table:table-cell>
          <table:table-cell table:style-name="ce1" table:formula="of:=[.AG8]-[.AH8]/4" office:value-type="float" office:value="0.322885911618951" calcext:value-type="float">
            <text:p>0.32289</text:p>
          </table:table-cell>
          <table:table-cell table:style-name="ce1" table:formula="of:=[.AG8]+[.AH8]/4" office:value-type="float" office:value="0.375245789178781" calcext:value-type="float">
            <text:p>0.37525</text:p>
          </table:table-cell>
          <table:table-cell table:style-name="ce1" table:formula="of:=COS([.AI8])-COS([.AJ8])" office:value-type="float" office:value="0.0357999025105952" calcext:value-type="float">
            <text:p>0.03580</text:p>
          </table:table-cell>
          <table:table-cell table:style-name="ce1" table:formula="of:=COS([.AK8])-COS([.AL8])" office:value-type="float" office:value="0.0179060872241748" calcext:value-type="float">
            <text:p>0.01791</text:p>
          </table:table-cell>
          <table:table-cell table:formula="of:=-2*((CSC([.AJ8]/2))^2-(CSC([.AI8]/2))^2)" office:value-type="float" office:value="41.2256063309706" calcext:value-type="float">
            <text:p>41.2256063309706</text:p>
          </table:table-cell>
          <table:table-cell table:formula="of:=-2*((CSC([.AL8]/2))^2-(CSC([.AK8]/2))^2)" office:value-type="float" office:value="19.9190809149734" calcext:value-type="float">
            <text:p>19.9190809149734</text:p>
          </table:table-cell>
          <table:table-cell table:number-columns-repeated="982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(target)</text:p>
          </table:table-cell>
          <table:table-cell table:style-name="ce2" office:value-type="string" calcext:value-type="string">
            <text:p>Z(beam)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Yield </text:p>
          </table:table-cell>
          <table:table-cell table:style-name="ce2" office:value-type="string" calcext:value-type="string">
            <text:p>Yield uncertainty</text:p>
          </table:table-cell>
          <table:table-cell table:style-name="ce9" office:value-type="string" calcext:value-type="string">
            <text:p>Isotopic Purity</text:p>
          </table:table-cell>
          <table:table-cell table:style-name="ce2" office:value-type="string" calcext:value-type="string">
            <text:p>Aperture</text:p>
          </table:table-cell>
          <table:table-cell/>
          <table:table-cell table:style-name="ce2" office:value-type="string" calcext:value-type="string">
            <text:p>Rutherford Cross Section</text:p>
          </table:table-cell>
          <table:table-cell table:style-name="ce2" office:value-type="string" calcext:value-type="string">
            <text:p>Number in Beam</text:p>
          </table:table-cell>
          <table:table-cell table:style-name="ce2" office:value-type="string" calcext:value-type="string">
            <text:p>Run Time(s)</text:p>
          </table:table-cell>
          <table:table-cell table:style-name="ce2" office:value-type="string" calcext:value-type="string">
            <text:p>Beam offset</text:p>
          </table:table-cell>
          <table:table-cell table:style-name="ce2" office:value-type="string" calcext:value-type="string">
            <text:p>Corrected #b</text:p>
          </table:table-cell>
          <table:table-cell table:style-name="ce2" office:value-type="string" calcext:value-type="string">
            <text:p>#beam error</text:p>
          </table:table-cell>
          <table:table-cell table:style-name="ce2" office:value-type="string" calcext:value-type="string">
            <text:p>Number in target (per m^2)</text:p>
          </table:table-cell>
          <table:table-cell table:style-name="ce2"/>
          <table:table-cell table:style-name="ce2" office:value-type="string" calcext:value-type="string">
            <text:p>Target Thickness (micrograms per cm^2)</text:p>
          </table:table-cell>
          <table:table-cell table:style-name="ce2" office:value-type="string" calcext:value-type="string">
            <text:p>Uncertainty</text:p>
          </table:table-cell>
          <table:table-cell/>
          <table:table-cell table:style-name="ce15"/>
          <table:table-cell office:value-type="string" calcext:value-type="string">
            <text:p>Channel 1 Coun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t of Channels coun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rror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481" calcext:value-type="float">
            <text:p>2481</text:p>
          </table:table-cell>
          <table:table-cell office:value-type="float" office:value="125" calcext:value-type="float">
            <text:p>125</text:p>
          </table:table-cell>
          <table:table-cell office:value-type="float" office:value="136826" calcext:value-type="float">
            <text:p>136826</text:p>
          </table:table-cell>
          <table:table-cell office:value-type="float" office:value="405" calcext:value-type="float">
            <text:p>405</text:p>
          </table:table-cell>
          <table:table-cell office:value-type="float" office:value="0.966" calcext:value-type="float">
            <text:p>0.966</text:p>
          </table:table-cell>
          <table:table-cell table:style-name="ce10" office:value-type="float" office:value="14.03" calcext:value-type="float">
            <text:p>14.03</text:p>
          </table:table-cell>
          <table:table-cell/>
          <table:table-cell table:style-name="ce12" table:formula="of:=(((1.296*[.$AO$8])/[.$AM$8])*(([.C12]*[.D12])/[.$J$4])^2)*10^-3*10^-28" office:value-type="float" office:value="4.24509745895292E-027" calcext:value-type="float">
            <text:p>4.25E-27</text:p>
          </table:table-cell>
          <table:table-cell table:style-name="ce12" table:formula="of:=(([.E12]-[.F12])*[.$H$4])/([.D12]*1.61E-019*1000)" office:value-type="float" office:value="292670807453.416" calcext:value-type="float">
            <text:p>2.93E+11</text:p>
          </table:table-cell>
          <table:table-cell table:style-name="ce13" office:value-type="float" office:value="300" calcext:value-type="float">
            <text:p>3.00E+02</text:p>
          </table:table-cell>
          <table:table-cell table:style-name="ce12" table:formula="of:=[.N12]*[.$M$26]" office:value-type="float" office:value="620251981332.425" calcext:value-type="float">
            <text:p>6.20E+11</text:p>
          </table:table-cell>
          <table:table-cell table:style-name="ce12" table:formula="of:=[.M12]*[.$J$26]+[.O12]" office:value-type="float" office:value="902263055196.931" calcext:value-type="float">
            <text:p>9.02E+11</text:p>
          </table:table-cell>
          <table:table-cell table:style-name="ce12" table:formula="of:=((SQRT([.E12])+SQRT([.F12]))*[.$H$4])/(1.61E-019*1000*[.D12])" office:value-type="float" office:value="7576394721.6333" calcext:value-type="float">
            <text:p>7.58E+09</text:p>
          </table:table-cell>
          <table:table-cell table:style-name="ce4" table:formula="of:=[.I12]*[.G12]/([.L12]*[.P12]*[.$S$4]*[.AB12])" office:value-type="float" office:value="2.47127511429009E+021" calcext:value-type="float">
            <text:p>2.47E+21</text:p>
          </table:table-cell>
          <table:table-cell/>
          <table:table-cell table:style-name="ce31" table:formula="of:=([.R12]/10000)*(([.B12]*1.661E-027)*(1000*1000000))" office:value-type="float" office:value="47.6155403920958" calcext:value-type="float">
            <text:p>47.6</text:p>
          </table:table-cell>
          <table:table-cell table:style-name="ce31" table:formula="of:=[.T12]*(SQRT([.H12]/[.G12])^2+SQRT([.Q12]/[.M12])^2)" office:value-type="float" office:value="1.37356792101539" calcext:value-type="float">
            <text:p>1.4</text:p>
          </table:table-cell>
          <table:table-cell/>
          <table:table-cell table:style-name="ce1"/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47668" calcext:value-type="float">
            <text:p>147668</text:p>
          </table:table-cell>
          <table:table-cell table:style-name="ce10" office:value-type="float" office:value="387" calcext:value-type="float">
            <text:p>387</text:p>
          </table:table-cell>
          <table:table-cell table:style-name="ce7" table:formula="of:=[.Z12]/([.Z12]+[.X12])" office:value-type="float" office:value="0.99528200150976" calcext:value-type="float">
            <text:p>0.995</text:p>
          </table:table-cell>
          <table:table-cell table:style-name="ce7" table:formula="of:=[.AB12]*SQRT(([.AA12]/[.Z12])^2+([.AA12]^2+[.Y12]^2)/([.Z12]+[.X12])^2)" office:value-type="float" office:value="0.00368424429060457" calcext:value-type="float">
            <text:p>0.00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604" calcext:value-type="float">
            <text:p>2604</text:p>
          </table:table-cell>
          <table:table-cell office:value-type="float" office:value="306" calcext:value-type="float">
            <text:p>306</text:p>
          </table:table-cell>
          <table:table-cell office:value-type="float" office:value="336648" calcext:value-type="float">
            <text:p>336648</text:p>
          </table:table-cell>
          <table:table-cell office:value-type="float" office:value="591" calcext:value-type="float">
            <text:p>591</text:p>
          </table:table-cell>
          <table:table-cell office:value-type="float" office:value="0.978" calcext:value-type="float">
            <text:p>0.978</text:p>
          </table:table-cell>
          <table:table-cell table:style-name="ce10" office:value-type="float" office:value="14.03" calcext:value-type="float">
            <text:p>14.03</text:p>
          </table:table-cell>
          <table:table-cell table:style-name="ce12"/>
          <table:table-cell table:style-name="ce12" table:formula="of:=(((1.296*[.$AO$8])/[.$AM$8])*(([.C13]*[.D13])/[.$J$4])^2)*10^-3*10^-28" office:value-type="float" office:value="4.60622554139857E-027" calcext:value-type="float">
            <text:p>4.61E-27</text:p>
          </table:table-cell>
          <table:table-cell table:style-name="ce12" table:formula="of:=(([.E13]-[.F13])*[.$H$4])/([.D13]*1.61E-019*1000)" office:value-type="float" office:value="285465838509.317" calcext:value-type="float">
            <text:p>2.85E+11</text:p>
          </table:table-cell>
          <table:table-cell office:value-type="float" office:value="300" calcext:value-type="float">
            <text:p>300</text:p>
          </table:table-cell>
          <table:table-cell table:style-name="ce12" table:formula="of:=[.N13]*[.$M$26]" office:value-type="float" office:value="620251981332.425" calcext:value-type="float">
            <text:p>6.20E+11</text:p>
          </table:table-cell>
          <table:table-cell table:style-name="ce12" table:formula="of:=[.M13]*[.$J$26]+[.O13]" office:value-type="float" office:value="895320507538.128" calcext:value-type="float">
            <text:p>8.95E+11</text:p>
          </table:table-cell>
          <table:table-cell table:style-name="ce12" table:formula="of:=((SQRT([.E13])+SQRT([.F13]))*[.$H$4])/(1.61E-019*1000*[.D13])" office:value-type="float" office:value="8512081860.02835" calcext:value-type="float">
            <text:p>8.51E+09</text:p>
          </table:table-cell>
          <table:table-cell table:style-name="ce4" table:formula="of:=[.I13]*[.G13]/([.L13]*[.P13]*[.$S$4]*[.AB13])" office:value-type="float" office:value="5.76043559608798E+021" calcext:value-type="float">
            <text:p>5.76E+21</text:p>
          </table:table-cell>
          <table:table-cell/>
          <table:table-cell table:style-name="ce31" table:formula="of:=([.R13]/10000)*(([.B13]*1.661E-027)*(1000*1000000))" office:value-type="float" office:value="110.989768891185" calcext:value-type="float">
            <text:p>111.0</text:p>
          </table:table-cell>
          <table:table-cell table:style-name="ce31" table:formula="of:=[.T13]*(SQRT([.H13]/[.G13])^2+SQRT([.Q13]/[.M13])^2)" office:value-type="float" office:value="3.5043641339279" calcext:value-type="float">
            <text:p>3.5</text:p>
          </table:table-cell>
          <table:table-cell table:number-columns-repeated="2"/>
          <table:table-cell office:value-type="float" office:value="4273" calcext:value-type="float">
            <text:p>4273</text:p>
          </table:table-cell>
          <table:table-cell office:value-type="float" office:value="65" calcext:value-type="float">
            <text:p>65</text:p>
          </table:table-cell>
          <table:table-cell office:value-type="float" office:value="346571" calcext:value-type="float">
            <text:p>346571</text:p>
          </table:table-cell>
          <table:table-cell office:value-type="float" office:value="591" calcext:value-type="float">
            <text:p>591</text:p>
          </table:table-cell>
          <table:table-cell table:style-name="ce7" table:formula="of:=[.Z13]/([.Z13]+[.X13])" office:value-type="float" office:value="0.987820797847476" calcext:value-type="float">
            <text:p>0.988</text:p>
          </table:table-cell>
          <table:table-cell table:style-name="ce7" table:formula="of:=[.AB13]*SQRT(([.AA13]/[.Z13])^2+([.AA13]^2+[.Y13]^2)/([.Z13]+[.X13])^2)" office:value-type="float" office:value="0.0023748555292778" calcext:value-type="float">
            <text:p>0.002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128" calcext:value-type="float">
            <text:p>2128</text:p>
          </table:table-cell>
          <table:table-cell office:value-type="float" office:value="120" calcext:value-type="float">
            <text:p>120</text:p>
          </table:table-cell>
          <table:table-cell office:value-type="float" office:value="140206" calcext:value-type="float">
            <text:p>140206</text:p>
          </table:table-cell>
          <table:table-cell office:value-type="float" office:value="498" calcext:value-type="float">
            <text:p>498</text:p>
          </table:table-cell>
          <table:table-cell office:value-type="float" office:value="0.987" calcext:value-type="float">
            <text:p>0.987</text:p>
          </table:table-cell>
          <table:table-cell table:style-name="ce10" office:value-type="float" office:value="14.03" calcext:value-type="float">
            <text:p>14.03</text:p>
          </table:table-cell>
          <table:table-cell table:style-name="ce12"/>
          <table:table-cell table:style-name="ce12" table:formula="of:=(((1.296*[.$AO$8])/[.$AM$8])*(([.C14]*[.D14])/[.$J$4])^2)*10^-3*10^-28" office:value-type="float" office:value="4.24509745895292E-027" calcext:value-type="float">
            <text:p>4.25E-27</text:p>
          </table:table-cell>
          <table:table-cell table:style-name="ce12" table:formula="of:=(([.E14]-[.F14])*[.$H$4])/([.D14]*1.61E-019*1000)" office:value-type="float" office:value="249440993788.82" calcext:value-type="float">
            <text:p>2.49E+11</text:p>
          </table:table-cell>
          <table:table-cell office:value-type="float" office:value="300" calcext:value-type="float">
            <text:p>300</text:p>
          </table:table-cell>
          <table:table-cell table:style-name="ce12" table:formula="of:=[.N14]*[.$M$26]" office:value-type="float" office:value="620251981332.425" calcext:value-type="float">
            <text:p>6.20E+11</text:p>
          </table:table-cell>
          <table:table-cell table:style-name="ce12" table:formula="of:=[.M14]*[.$J$26]+[.O14]" office:value-type="float" office:value="860607769244.109" calcext:value-type="float">
            <text:p>8.61E+11</text:p>
          </table:table-cell>
          <table:table-cell table:style-name="ce12" table:formula="of:=((SQRT([.E14])+SQRT([.F14]))*[.$H$4])/(1.61E-019*1000*[.D14])" office:value-type="float" office:value="7091267270.65671" calcext:value-type="float">
            <text:p>7.09E+09</text:p>
          </table:table-cell>
          <table:table-cell table:style-name="ce4" table:formula="of:=[.I14]*[.G14]/([.L14]*[.P14]*[.$S$4]*[.AB14])" office:value-type="float" office:value="2.71211253911038E+021" calcext:value-type="float">
            <text:p>2.71E+21</text:p>
          </table:table-cell>
          <table:table-cell/>
          <table:table-cell table:style-name="ce31" table:formula="of:=([.R14]/10000)*(([.B14]*1.661E-027)*(1000*1000000))" office:value-type="float" office:value="51.3549357730706" calcext:value-type="float">
            <text:p>51.4</text:p>
          </table:table-cell>
          <table:table-cell table:style-name="ce31" table:formula="of:=[.T14]*(SQRT([.H14]/[.G14])^2+SQRT([.Q14]/[.M14])^2)" office:value-type="float" office:value="1.64235922914021" calcext:value-type="float">
            <text:p>1.6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 office:value-type="float" office:value="26" calcext:value-type="float">
            <text:p>26</text:p>
          </table:table-cell>
          <table:table-cell office:value-type="float" office:value="150540" calcext:value-type="float">
            <text:p>150540</text:p>
          </table:table-cell>
          <table:table-cell office:value-type="float" office:value="391" calcext:value-type="float">
            <text:p>391</text:p>
          </table:table-cell>
          <table:table-cell table:style-name="ce7" table:formula="of:=[.Z14]/([.Z14]+[.X14])" office:value-type="float" office:value="0.995463743007155" calcext:value-type="float">
            <text:p>0.995</text:p>
          </table:table-cell>
          <table:table-cell table:style-name="ce7" table:formula="of:=[.AB14]*SQRT(([.AA14]/[.Z14])^2+([.AA14]^2+[.Y14]^2)/([.Z14]+[.X14])^2)" office:value-type="float" office:value="0.00365222592013287" calcext:value-type="float">
            <text:p>0.0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227" calcext:value-type="float">
            <text:p>2227</text:p>
          </table:table-cell>
          <table:table-cell office:value-type="float" office:value="75" calcext:value-type="float">
            <text:p>75</text:p>
          </table:table-cell>
          <table:table-cell office:value-type="float" office:value="66287" calcext:value-type="float">
            <text:p>66287</text:p>
          </table:table-cell>
          <table:table-cell office:value-type="float" office:value="277" calcext:value-type="float">
            <text:p>277</text:p>
          </table:table-cell>
          <table:table-cell office:value-type="float" office:value="0.966" calcext:value-type="float">
            <text:p>0.966</text:p>
          </table:table-cell>
          <table:table-cell table:style-name="ce10" office:value-type="float" office:value="7.25" calcext:value-type="float">
            <text:p>7.25</text:p>
          </table:table-cell>
          <table:table-cell table:style-name="ce12"/>
          <table:table-cell table:style-name="ce12" table:formula="of:=(((1.296*[.$AP$8])/[.$AN$8])*(([.C15]*[.D15])/[.$J$4])^2)*10^-3*10^-28" office:value-type="float" office:value="4.10082331028867E-027" calcext:value-type="float">
            <text:p>4.10E-27</text:p>
          </table:table-cell>
          <table:table-cell table:style-name="ce12" table:formula="of:=(([.E15]-[.F15])*[.$H$4])/([.D15]*1.61E-019*1000)" office:value-type="float" office:value="267329192546.584" calcext:value-type="float">
            <text:p>2.67E+11</text:p>
          </table:table-cell>
          <table:table-cell office:value-type="float" office:value="300" calcext:value-type="float">
            <text:p>300</text:p>
          </table:table-cell>
          <table:table-cell table:style-name="ce12" table:formula="of:=[.N15]*[.$M$26]" office:value-type="float" office:value="620251981332.425" calcext:value-type="float">
            <text:p>6.20E+11</text:p>
          </table:table-cell>
          <table:table-cell table:style-name="ce12" table:formula="of:=[.M15]*[.$J$26]+[.O15]" office:value-type="float" office:value="877844439293.553" calcext:value-type="float">
            <text:p>8.78E+11</text:p>
          </table:table-cell>
          <table:table-cell table:style-name="ce12" table:formula="of:=((SQRT([.E15])+SQRT([.F15]))*[.$H$4])/(1.61E-019*1000*[.D15])" office:value-type="float" office:value="6938056508.55057" calcext:value-type="float">
            <text:p>6.94E+09</text:p>
          </table:table-cell>
          <table:table-cell table:style-name="ce4" table:formula="of:=[.I15]*[.G15]/([.L15]*[.P15]*[.$S$5]*[.AB15])" office:value-type="float" office:value="2.45921704511834E+021" calcext:value-type="float">
            <text:p>2.46E+21</text:p>
          </table:table-cell>
          <table:table-cell/>
          <table:table-cell table:style-name="ce31" table:formula="of:=([.R15]/10000)*(([.B15]*1.661E-027)*(1000*1000000))" office:value-type="float" office:value="47.3832103385222" calcext:value-type="float">
            <text:p>47.4</text:p>
          </table:table-cell>
          <table:table-cell table:style-name="ce31" table:formula="of:=[.T15]*(SQRT([.H15]/[.G15])^2+SQRT([.Q15]/[.M15])^2)" office:value-type="float" office:value="1.42775231939956" calcext:value-type="float">
            <text:p>1.4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71994" calcext:value-type="float">
            <text:p>71994</text:p>
          </table:table-cell>
          <table:table-cell office:value-type="float" office:value="273" calcext:value-type="float">
            <text:p>273</text:p>
          </table:table-cell>
          <table:table-cell table:style-name="ce7" table:formula="of:=[.Z15]/([.Z15]+[.X15])" office:value-type="float" office:value="0.99779634942414" calcext:value-type="float">
            <text:p>0.998</text:p>
          </table:table-cell>
          <table:table-cell table:style-name="ce7" table:formula="of:=[.AB15]*SQRT(([.AA15]/[.Z15])^2+([.AA15]^2+[.Y15]^2)/([.Z15]+[.X15])^2)" office:value-type="float" office:value="0.00534798588416192" calcext:value-type="float">
            <text:p>0.00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60" calcext:value-type="float">
            <text:p>2460</text:p>
          </table:table-cell>
          <table:table-cell office:value-type="float" office:value="171" calcext:value-type="float">
            <text:p>171</text:p>
          </table:table-cell>
          <table:table-cell office:value-type="float" office:value="173551" calcext:value-type="float">
            <text:p>173551</text:p>
          </table:table-cell>
          <table:table-cell office:value-type="float" office:value="425" calcext:value-type="float">
            <text:p>425</text:p>
          </table:table-cell>
          <table:table-cell office:value-type="float" office:value="0.978" calcext:value-type="float">
            <text:p>0.978</text:p>
          </table:table-cell>
          <table:table-cell table:style-name="ce10" office:value-type="float" office:value="7.25" calcext:value-type="float">
            <text:p>7.25</text:p>
          </table:table-cell>
          <table:table-cell table:style-name="ce12"/>
          <table:table-cell table:style-name="ce12" table:formula="of:=(((1.296*[.$AP$8])/[.$AN$8])*(([.C16]*[.D16])/[.$J$4])^2)*10^-3*10^-28" office:value-type="float" office:value="4.44967807105975E-027" calcext:value-type="float">
            <text:p>4.45E-27</text:p>
          </table:table-cell>
          <table:table-cell table:style-name="ce12" table:formula="of:=(([.E16]-[.F16])*[.$H$4])/([.D16]*1.61E-019*1000)" office:value-type="float" office:value="284347826086.957" calcext:value-type="float">
            <text:p>2.84E+11</text:p>
          </table:table-cell>
          <table:table-cell office:value-type="float" office:value="300" calcext:value-type="float">
            <text:p>300</text:p>
          </table:table-cell>
          <table:table-cell table:style-name="ce12" table:formula="of:=[.N16]*[.$M$26]" office:value-type="float" office:value="620251981332.425" calcext:value-type="float">
            <text:p>6.20E+11</text:p>
          </table:table-cell>
          <table:table-cell table:style-name="ce12" table:formula="of:=[.M16]*[.$J$26]+[.O16]" office:value-type="float" office:value="894243215660.037" calcext:value-type="float">
            <text:p>8.94E+11</text:p>
          </table:table-cell>
          <table:table-cell table:style-name="ce12" table:formula="of:=((SQRT([.E16])+SQRT([.F16]))*[.$H$4])/(1.61E-019*1000*[.D16])" office:value-type="float" office:value="7785724708.22" calcext:value-type="float">
            <text:p>7.79E+09</text:p>
          </table:table-cell>
          <table:table-cell table:style-name="ce4" table:formula="of:=[.I16]*[.G16]/([.L16]*[.P16]*[.$S$5]*[.AB16])" office:value-type="float" office:value="5.91930501139183E+021" calcext:value-type="float">
            <text:p>5.92E+21</text:p>
          </table:table-cell>
          <table:table-cell/>
          <table:table-cell table:style-name="ce31" table:formula="of:=([.R16]/10000)*(([.B16]*1.661E-027)*(1000*1000000))" office:value-type="float" office:value="114.050801237493" calcext:value-type="float">
            <text:p>114.1</text:p>
          </table:table-cell>
          <table:table-cell table:style-name="ce31" table:formula="of:=[.T16]*(SQRT([.H16]/[.G16])^2+SQRT([.Q16]/[.M16])^2)" office:value-type="float" office:value="3.40211680197937" calcext:value-type="float">
            <text:p>3.4</text:p>
          </table:table-cell>
          <table:table-cell table:number-columns-repeated="2"/>
          <table:table-cell office:value-type="float" office:value="1060" calcext:value-type="float">
            <text:p>1060</text:p>
          </table:table-cell>
          <table:table-cell office:value-type="float" office:value="33" calcext:value-type="float">
            <text:p>33</text:p>
          </table:table-cell>
          <table:table-cell office:value-type="float" office:value="178799" calcext:value-type="float">
            <text:p>178799</text:p>
          </table:table-cell>
          <table:table-cell office:value-type="float" office:value="426" calcext:value-type="float">
            <text:p>426</text:p>
          </table:table-cell>
          <table:table-cell table:style-name="ce7" table:formula="of:=[.Z16]/([.Z16]+[.X16])" office:value-type="float" office:value="0.994106494531828" calcext:value-type="float">
            <text:p>0.994</text:p>
          </table:table-cell>
          <table:table-cell table:style-name="ce7" table:formula="of:=[.AB16]*SQRT(([.AA16]/[.Z16])^2+([.AA16]^2+[.Y16]^2)/([.Z16]+[.X16])^2)" office:value-type="float" office:value="0.0033447170517806" calcext:value-type="float">
            <text:p>0.0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572" calcext:value-type="float">
            <text:p>2572</text:p>
          </table:table-cell>
          <table:table-cell office:value-type="float" office:value="86" calcext:value-type="float">
            <text:p>86</text:p>
          </table:table-cell>
          <table:table-cell office:value-type="float" office:value="74660" calcext:value-type="float">
            <text:p>74660</text:p>
          </table:table-cell>
          <table:table-cell office:value-type="float" office:value="398" calcext:value-type="float">
            <text:p>398</text:p>
          </table:table-cell>
          <table:table-cell office:value-type="float" office:value="0.987" calcext:value-type="float">
            <text:p>0.987</text:p>
          </table:table-cell>
          <table:table-cell table:style-name="ce10" office:value-type="float" office:value="7.25" calcext:value-type="float">
            <text:p>7.25</text:p>
          </table:table-cell>
          <table:table-cell table:style-name="ce12"/>
          <table:table-cell table:style-name="ce12" table:formula="of:=(((1.296*[.$AP$8])/[.$AN$8])*(([.C17]*[.D17])/[.$J$4])^2)*10^-3*10^-28" office:value-type="float" office:value="4.10082331028867E-027" calcext:value-type="float">
            <text:p>4.10E-27</text:p>
          </table:table-cell>
          <table:table-cell table:style-name="ce12" table:formula="of:=(([.E17]-[.F17])*[.$H$4])/([.D17]*1.61E-019*1000)" office:value-type="float" office:value="308819875776.398" calcext:value-type="float">
            <text:p>3.09E+11</text:p>
          </table:table-cell>
          <table:table-cell office:value-type="float" office:value="300" calcext:value-type="float">
            <text:p>300</text:p>
          </table:table-cell>
          <table:table-cell table:style-name="ce12" table:formula="of:=[.N17]*[.$M$26]" office:value-type="float" office:value="620251981332.425" calcext:value-type="float">
            <text:p>6.20E+11</text:p>
          </table:table-cell>
          <table:table-cell table:style-name="ce12" table:formula="of:=[.M17]*[.$J$26]+[.O17]" office:value-type="float" office:value="917823937880.457" calcext:value-type="float">
            <text:p>9.18E+11</text:p>
          </table:table-cell>
          <table:table-cell table:style-name="ce12" table:formula="of:=((SQRT([.E17])+SQRT([.F17]))*[.$H$4])/(1.61E-019*1000*[.D17])" office:value-type="float" office:value="7451988550.05212" calcext:value-type="float">
            <text:p>7.45E+09</text:p>
          </table:table-cell>
          <table:table-cell table:style-name="ce4" table:formula="of:=[.I17]*[.G17]/([.L17]*[.P17]*[.$S$5]*[.AB17])" office:value-type="float" office:value="2.70774238150582E+021" calcext:value-type="float">
            <text:p>2.71E+21</text:p>
          </table:table-cell>
          <table:table-cell/>
          <table:table-cell table:style-name="ce31" table:formula="of:=([.R17]/10000)*(([.B17]*1.661E-027)*(1000*1000000))" office:value-type="float" office:value="51.2721850907653" calcext:value-type="float">
            <text:p>51.3</text:p>
          </table:table-cell>
          <table:table-cell table:style-name="ce31" table:formula="of:=[.T17]*(SQRT([.H17]/[.G17])^2+SQRT([.Q17]/[.M17])^2)" office:value-type="float" office:value="1.51054867376414" calcext:value-type="float">
            <text:p>1.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office:value-type="float" office:value="80442" calcext:value-type="float">
            <text:p>80442</text:p>
          </table:table-cell>
          <table:table-cell office:value-type="float" office:value="288" calcext:value-type="float">
            <text:p>288</text:p>
          </table:table-cell>
          <table:table-cell table:style-name="ce7" table:formula="of:=[.Z17]/([.Z17]+[.X17])" office:value-type="float" office:value="0.997445689911715" calcext:value-type="float">
            <text:p>0.997</text:p>
          </table:table-cell>
          <table:table-cell table:style-name="ce7" table:formula="of:=[.AB17]*SQRT(([.AA17]/[.Z17])^2+([.AA17]^2+[.Y17]^2)/([.Z17]+[.X17])^2)" office:value-type="float" office:value="0.00504678705052099" calcext:value-type="float">
            <text:p>0.005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12" table:number-columns-repeated="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IC Corr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C/t</text:p>
          </table:table-cell>
          <table:table-cell office:value-type="string" calcext:value-type="string">
            <text:p>Current Measured (nA)</text:p>
          </table:table-cell>
          <table:table-cell table:number-columns-repeated="3"/>
          <table:table-cell office:value-type="string" calcext:value-type="string">
            <text:p>Gradient</text:p>
          </table:table-cell>
          <table:table-cell office:value-type="string" calcext:value-type="string">
            <text:p>Current offset(nA)</text:p>
          </table:table-cell>
          <table:table-cell/>
          <table:table-cell office:value-type="string" calcext:value-type="string">
            <text:p>Current offset(e/s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02" calcext:value-type="float">
            <text:p>102</text:p>
          </table:table-cell>
          <table:table-cell office:value-type="float" office:value="3883" calcext:value-type="float">
            <text:p>3883</text:p>
          </table:table-cell>
          <table:table-cell table:style-name="ce4" table:formula="of:=(([.D26])*[.$H$4]*10^9)/(1000*[.C26])" office:value-type="float" office:value="0.761372549019608" calcext:value-type="float">
            <text:p>7.61E-01</text:p>
          </table:table-cell>
          <table:table-cell office:value-type="float" office:value="1.04" calcext:value-type="float">
            <text:p>1.04</text:p>
          </table:table-cell>
          <table:table-cell table:number-columns-repeated="3"/>
          <table:table-cell table:number-matrix-columns-spanned="2" table:number-matrix-rows-spanned="1" table:formula="of:=LINEST([.$F$26:.$F$29];[.$E$26:.$E$29])" office:value-type="float" office:value="0.963577735402919" calcext:value-type="float">
            <text:p>0.963577735402919</text:p>
          </table:table-cell>
          <table:table-cell office:value-type="float" office:value="0.332868563315068" calcext:value-type="float">
            <text:p>0.332868563315068</text:p>
          </table:table-cell>
          <table:table-cell/>
          <table:table-cell table:style-name="ce12" table:formula="of:=([.K26]*0.000000001)/(1.61*1E-019)" office:value-type="float" office:value="2067506604.44142" calcext:value-type="float">
            <text:p>2.07E+09</text:p>
          </table:table-cell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00" calcext:value-type="float">
            <text:p>100</text:p>
          </table:table-cell>
          <table:table-cell office:value-type="float" office:value="9289" calcext:value-type="float">
            <text:p>9289</text:p>
          </table:table-cell>
          <table:table-cell table:style-name="ce4" table:formula="of:=(([.D27])*[.$H$4]*10^9)/(1000*[.C27])" office:value-type="float" office:value="1.8578" calcext:value-type="float">
            <text:p>1.86E+00</text:p>
          </table:table-cell>
          <table:table-cell office:value-type="float" office:value="2.16" calcext:value-type="float">
            <text:p>2.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26204" calcext:value-type="float">
            <text:p>26204</text:p>
          </table:table-cell>
          <table:table-cell table:style-name="ce4" table:formula="of:=(([.D28])*[.$H$4]*10^9)/(1000*[.C28])" office:value-type="float" office:value="5.2408" calcext:value-type="float">
            <text:p>5.24E+00</text:p>
          </table:table-cell>
          <table:table-cell office:value-type="float" office:value="5.37" calcext:value-type="float">
            <text:p>5.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00" calcext:value-type="float">
            <text:p>100</text:p>
          </table:table-cell>
          <table:table-cell office:value-type="float" office:value="40136" calcext:value-type="float">
            <text:p>40136</text:p>
          </table:table-cell>
          <table:table-cell table:style-name="ce4" table:formula="of:=(([.D29])*[.$H$4]*10^9)/(1000*[.C29])" office:value-type="float" office:value="8.0272" calcext:value-type="float">
            <text:p>8.03E+00</text:p>
          </table:table-cell>
          <table:table-cell office:value-type="float" office:value="8.07" calcext:value-type="float">
            <text:p>8.0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03" calcext:value-type="float">
            <text:p>103</text:p>
          </table:table-cell>
          <table:table-cell office:value-type="float" office:value="53654" calcext:value-type="float">
            <text:p>53654</text:p>
          </table:table-cell>
          <table:table-cell table:style-name="ce4" table:formula="of:=(([.D30])*[.$H$4]*10^9)/(1000*[.C30])" office:value-type="float" office:value="10.4182524271845" calcext:value-type="float">
            <text:p>1.04E+01</text:p>
          </table:table-cell>
          <table:table-cell office:value-type="float" office:value="10.21" calcext:value-type="float">
            <text:p>10.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00" calcext:value-type="float">
            <text:p>100</text:p>
          </table:table-cell>
          <table:table-cell office:value-type="float" office:value="73522" calcext:value-type="float">
            <text:p>73522</text:p>
          </table:table-cell>
          <table:table-cell table:style-name="ce4" table:formula="of:=(([.D31])*[.$H$4]*10^9)/(1000*[.C31])" office:value-type="float" office:value="14.7044" calcext:value-type="float">
            <text:p>1.47E+01</text:p>
          </table:table-cell>
          <table:table-cell office:value-type="float" office:value="15.62" calcext:value-type="float">
            <text:p>15.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01" calcext:value-type="float">
            <text:p>101</text:p>
          </table:table-cell>
          <table:table-cell office:value-type="float" office:value="74462" calcext:value-type="float">
            <text:p>74462</text:p>
          </table:table-cell>
          <table:table-cell table:style-name="ce4" table:formula="of:=(([.D32])*[.$H$4]*10^9)/(1000*[.C32])" office:value-type="float" office:value="14.7449504950495" calcext:value-type="float">
            <text:p>1.47E+01</text:p>
          </table:table-cell>
          <table:table-cell office:value-type="float" office:value="20.7" calcext:value-type="float">
            <text:p>20.7</text:p>
          </table:table-cell>
          <table:table-cell table:number-columns-repeated="1018"/>
        </table:table-row>
        <table:table-row table:style-name="ro1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C_FEB_2uA" table:style-name="ta1">
        <table:shapes>
          <draw:frame draw:z-index="0" draw:style-name="gr1" draw:text-style-name="P1" svg:width="159.85mm" svg:height="89.95mm" svg:x="250.99mm" svg:y="66.94mm">
            <loext:p draw:notify-on-update-of-ranges="BIC_FEB_2uA.E8:BIC_FEB_2uA.E17 BIC_FEB_2uA.F8:BIC_FEB_2uA.F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22" table:number-columns-repeated="983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FC Scal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" office:value-type="float" office:value="0.000002" calcext:value-type="float">
            <text:p>2.00E-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IC Corr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C/t</text:p>
          </table:table-cell>
          <table:table-cell office:value-type="string" calcext:value-type="string">
            <text:p>Current Measured (nA)</text:p>
          </table:table-cell>
          <table:table-cell table:number-columns-repeated="2"/>
          <table:table-cell office:value-type="string" calcext:value-type="string">
            <text:p>Gradient</text:p>
          </table:table-cell>
          <table:table-cell office:value-type="string" calcext:value-type="string">
            <text:p>Current offset(nA)</text:p>
          </table:table-cell>
          <table:table-cell/>
          <table:table-cell office:value-type="string" calcext:value-type="string">
            <text:p>Current offset(e/s)</text:p>
          </table:table-cell>
          <table:table-cell table:number-columns-repeated="25"/>
          <table:table-cell table:style-name="ce17" table:number-columns-repeated="4"/>
          <table:table-cell table:number-columns-repeated="983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00" calcext:value-type="float">
            <text:p>100</text:p>
          </table:table-cell>
          <table:table-cell office:value-type="float" office:value="6118" calcext:value-type="float">
            <text:p>6118</text:p>
          </table:table-cell>
          <table:table-cell table:style-name="ce35" table:formula="of:=(([.D8])*[.$G$2]*10^9)/(1000*[.C8])" office:value-type="float" office:value="122.36" calcext:value-type="float">
            <text:p>122.36</text:p>
          </table:table-cell>
          <table:table-cell office:value-type="float" office:value="101.7" calcext:value-type="float">
            <text:p>101.7</text:p>
          </table:table-cell>
          <table:table-cell table:number-columns-repeated="2"/>
          <table:table-cell table:number-matrix-columns-spanned="2" table:number-matrix-rows-spanned="1" table:formula="of:=LINEST([.$F$8:.$F$16];[.$E$8:.$E$16])" office:value-type="float" office:value="0.976468137404529" calcext:value-type="float">
            <text:p>0.976468137404529</text:p>
          </table:table-cell>
          <table:table-cell office:value-type="float" office:value="-22.7871787571891" calcext:value-type="float">
            <text:p>-22.7871787571891</text:p>
          </table:table-cell>
          <table:table-cell/>
          <table:table-cell table:style-name="ce12" table:formula="of:=([.J8]*0.000000001)/(1.61*1E-019)" office:value-type="float" office:value="-141535271783.783" calcext:value-type="float">
            <text:p>-1.42E+11</text:p>
          </table:table-cell>
          <table:table-cell table:style-name="ce12" table:number-columns-repeated="2"/>
          <table:table-cell table:number-columns-repeated="16"/>
          <table:table-cell table:style-name="ce16"/>
          <table:table-cell table:style-name="ce1" table:number-columns-repeated="8"/>
          <table:table-cell table:number-columns-repeated="985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00" calcext:value-type="float">
            <text:p>100</text:p>
          </table:table-cell>
          <table:table-cell office:value-type="float" office:value="11367" calcext:value-type="float">
            <text:p>11367</text:p>
          </table:table-cell>
          <table:table-cell table:style-name="ce35" table:formula="of:=(([.D9])*[.$G$2]*10^9)/(1000*[.C9])" office:value-type="float" office:value="227.34" calcext:value-type="float">
            <text:p>227.34</text:p>
          </table:table-cell>
          <table:table-cell office:value-type="float" office:value="203" calcext:value-type="float">
            <text:p>20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00" calcext:value-type="float">
            <text:p>100</text:p>
          </table:table-cell>
          <table:table-cell office:value-type="float" office:value="16713" calcext:value-type="float">
            <text:p>16713</text:p>
          </table:table-cell>
          <table:table-cell table:style-name="ce35" table:formula="of:=(([.D10])*[.$G$2]*10^9)/(1000*[.C10])" office:value-type="float" office:value="334.26" calcext:value-type="float">
            <text:p>334.26</text:p>
          </table:table-cell>
          <table:table-cell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00" calcext:value-type="float">
            <text:p>100</text:p>
          </table:table-cell>
          <table:table-cell office:value-type="float" office:value="22013" calcext:value-type="float">
            <text:p>22013</text:p>
          </table:table-cell>
          <table:table-cell table:style-name="ce35" table:formula="of:=(([.D11])*[.$G$2]*10^9)/(1000*[.C11])" office:value-type="float" office:value="440.26" calcext:value-type="float">
            <text:p>440.26</text:p>
          </table:table-cell>
          <table:table-cell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00" calcext:value-type="float">
            <text:p>100</text:p>
          </table:table-cell>
          <table:table-cell office:value-type="float" office:value="27189" calcext:value-type="float">
            <text:p>27189</text:p>
          </table:table-cell>
          <table:table-cell table:style-name="ce35" table:formula="of:=(([.D12])*[.$G$2]*10^9)/(1000*[.C12])" office:value-type="float" office:value="543.78" calcext:value-type="float">
            <text:p>543.78</text:p>
          </table:table-cell>
          <table:table-cell office:value-type="float" office:value="507" calcext:value-type="float">
            <text:p>507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00" calcext:value-type="float">
            <text:p>100</text:p>
          </table:table-cell>
          <table:table-cell office:value-type="float" office:value="40591" calcext:value-type="float">
            <text:p>40591</text:p>
          </table:table-cell>
          <table:table-cell table:style-name="ce35" table:formula="of:=(([.D13])*[.$G$2]*10^9)/(1000*[.C13])" office:value-type="float" office:value="811.82" calcext:value-type="float">
            <text:p>811.82</text:p>
          </table:table-cell>
          <table:table-cell office:value-type="float" office:value="761" calcext:value-type="float">
            <text:p>761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00" calcext:value-type="float">
            <text:p>100</text:p>
          </table:table-cell>
          <table:table-cell office:value-type="float" office:value="56164" calcext:value-type="float">
            <text:p>56164</text:p>
          </table:table-cell>
          <table:table-cell table:style-name="ce35" table:formula="of:=(([.D14])*[.$G$2]*10^9)/(1000*[.C14])" office:value-type="float" office:value="1123.28" calcext:value-type="float">
            <text:p>1123.28</text:p>
          </table:table-cell>
          <table:table-cell office:value-type="float" office:value="1070" calcext:value-type="float">
            <text:p>1070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00" calcext:value-type="float">
            <text:p>100</text:p>
          </table:table-cell>
          <table:table-cell office:value-type="float" office:value="68983" calcext:value-type="float">
            <text:p>68983</text:p>
          </table:table-cell>
          <table:table-cell table:style-name="ce35" table:formula="of:=(([.D15])*[.$G$2]*10^9)/(1000*[.C15])" office:value-type="float" office:value="1379.66" calcext:value-type="float">
            <text:p>1379.66</text:p>
          </table:table-cell>
          <table:table-cell office:value-type="float" office:value="1319" calcext:value-type="float">
            <text:p>1319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01" calcext:value-type="float">
            <text:p>101</text:p>
          </table:table-cell>
          <table:table-cell office:value-type="float" office:value="82503" calcext:value-type="float">
            <text:p>82503</text:p>
          </table:table-cell>
          <table:table-cell table:style-name="ce35" table:formula="of:=(([.D16])*[.$G$2]*10^9)/(1000*[.C16])" office:value-type="float" office:value="1633.72277227723" calcext:value-type="float">
            <text:p>1633.72</text:p>
          </table:table-cell>
          <table:table-cell office:value-type="float" office:value="1584" calcext:value-type="float">
            <text:p>1584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105050" calcext:value-type="float">
            <text:p>105050</text:p>
          </table:table-cell>
          <table:table-cell table:style-name="ce35" table:formula="of:=(([.D17])*[.$G$2]*10^9)/(1000*[.C17])" office:value-type="float" office:value="2101" calcext:value-type="float">
            <text:p>2101.00</text:p>
          </table:table-cell>
          <table:table-cell office:value-type="float" office:value="2150" calcext:value-type="float">
            <text:p>2150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 table:number-rows-repeated="98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22" table:number-columns-repeated="982" table:default-cell-style-name="Default"/>
        <table:table-row table:style-name="ro1">
          <table:table-cell table:number-columns-repeated="8"/>
          <table:table-cell office:value-type="string" calcext:value-type="string">
            <text:p>half aperture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float" office:value="7.249" calcext:value-type="float">
            <text:p>7.24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Q3D Angle(degrees)</text:p>
          </table:table-cell>
          <table:table-cell table:style-name="ce5" office:value-type="string" calcext:value-type="string">
            <text:p>FC Scale</text:p>
          </table:table-cell>
          <table:table-cell table:style-name="ce5" office:value-type="string" calcext:value-type="string">
            <text:p>Solid Angle (mSR)</text:p>
          </table:table-cell>
          <table:table-cell table:style-name="ce5" office:value-type="string" calcext:value-type="string">
            <text:p>Beam Energy (MeV)</text:p>
          </table:table-cell>
          <table:table-cell table:number-columns-repeated="7"/>
          <table:table-cell table:style-name="ce5" office:value-type="string" calcext:value-type="string">
            <text:p>Q3D angle (radians)</text:p>
          </table:table-cell>
          <table:table-cell table:style-name="ce5" office:value-type="string" calcext:value-type="string">
            <text:p>Solid Angle (Sr)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6" office:value-type="float" office:value="20" calcext:value-type="float">
            <text:p>20</text:p>
          </table:table-cell>
          <table:table-cell table:style-name="ce8" office:value-type="float" office:value="0.00000002" calcext:value-type="float">
            <text:p>2.00E-08</text:p>
          </table:table-cell>
          <table:table-cell table:style-name="ce6" office:value-type="float" office:value="14.03" calcext:value-type="float">
            <text:p>14.0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7"/>
          <table:table-cell table:style-name="ce14" table:formula="of:=(2*PI()*[.G4])/360" office:value-type="float" office:value="0.349065850398866" calcext:value-type="float">
            <text:p>0.349065850398866</text:p>
          </table:table-cell>
          <table:table-cell table:style-name="ce5" table:formula="of:=[.I4]/1000" office:value-type="float" office:value="0.01403" calcext:value-type="float">
            <text:p>0.01403</text:p>
          </table:table-cell>
          <table:table-cell table:number-columns-repeated="12"/>
          <table:table-cell office:value-type="string" calcext:value-type="string">
            <text:p>Rutherford Cross Section Calculations</text:p>
          </table:table-cell>
          <table:table-cell table:number-columns-repeated="992"/>
        </table:table-row>
        <table:table-row table:style-name="ro1">
          <table:table-cell table:number-columns-repeated="18"/>
          <table:table-cell table:formula="of:=[.I2]/1000" office:value-type="float" office:value="0.007249" calcext:value-type="float">
            <text:p>0.007249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ce4"/>
          <table:table-cell table:number-columns-repeated="1011"/>
        </table:table-row>
        <table:table-row table:style-name="ro1">
          <table:table-cell table:number-columns-repeated="31"/>
          <table:table-cell office:value-type="string" calcext:value-type="string">
            <text:p>Acceptance angle at full aperture(degrees)</text:p>
          </table:table-cell>
          <table:table-cell office:value-type="string" calcext:value-type="string">
            <text:p>Q3D angle (rad)</text:p>
          </table:table-cell>
          <table:table-cell office:value-type="string" calcext:value-type="string">
            <text:p>Acc. angle(rad)</text:p>
          </table:table-cell>
          <table:table-cell office:value-type="string" calcext:value-type="string">
            <text:p>theta1</text:p>
          </table:table-cell>
          <table:table-cell office:value-type="string" calcext:value-type="string">
            <text:p>theta2</text:p>
          </table:table-cell>
          <table:table-cell office:value-type="string" calcext:value-type="string">
            <text:p>t1(ha)</text:p>
          </table:table-cell>
          <table:table-cell office:value-type="string" calcext:value-type="string">
            <text:p>t2(ha)</text:p>
          </table:table-cell>
          <table:table-cell table:style-name="ce17" office:value-type="string" calcext:value-type="string">
            <text:p>∫dθ</text:p>
          </table:table-cell>
          <table:table-cell table:style-name="ce17" office:value-type="string" calcext:value-type="string">
            <text:p>∫dθ(ha)</text:p>
          </table:table-cell>
          <table:table-cell table:style-name="ce17" office:value-type="string" calcext:value-type="string">
            <text:p>I(fa)</text:p>
          </table:table-cell>
          <table:table-cell table:style-name="ce17" office:value-type="string" calcext:value-type="string">
            <text:p>I(ha)</text:p>
          </table:table-cell>
          <table:table-cell table:number-columns-repeated="982"/>
        </table:table-row>
        <table:table-row table:style-name="ro1">
          <table:table-cell table:number-columns-repeated="23"/>
          <table:table-cell office:value-type="string" calcext:value-type="string">
            <text:p>Efficiency Correction</text:p>
          </table:table-cell>
          <table:table-cell table:number-columns-repeated="7"/>
          <table:table-cell table:style-name="ce16" office:value-type="float" office:value="6" calcext:value-type="float">
            <text:p>6</text:p>
          </table:table-cell>
          <table:table-cell table:style-name="ce1" table:formula="of:=[.G4]*((2*PI())/360)" office:value-type="float" office:value="0.349065850398866" calcext:value-type="float">
            <text:p>0.34907</text:p>
          </table:table-cell>
          <table:table-cell table:style-name="ce1" table:formula="of:=[.AF8]*((2*PI())/360)" office:value-type="float" office:value="0.10471975511966" calcext:value-type="float">
            <text:p>0.10472</text:p>
          </table:table-cell>
          <table:table-cell table:style-name="ce1" table:formula="of:=[.AG8]-[.AH8]/2" office:value-type="float" office:value="0.296705972839036" calcext:value-type="float">
            <text:p>0.29671</text:p>
          </table:table-cell>
          <table:table-cell table:style-name="ce1" table:formula="of:=[.AG8]+[.AH8]/2" office:value-type="float" office:value="0.401425727958696" calcext:value-type="float">
            <text:p>0.40143</text:p>
          </table:table-cell>
          <table:table-cell table:style-name="ce1" table:formula="of:=[.AG8]-[.AH8]/4" office:value-type="float" office:value="0.322885911618951" calcext:value-type="float">
            <text:p>0.32289</text:p>
          </table:table-cell>
          <table:table-cell table:style-name="ce1" table:formula="of:=[.AG8]+[.AH8]/4" office:value-type="float" office:value="0.375245789178781" calcext:value-type="float">
            <text:p>0.37525</text:p>
          </table:table-cell>
          <table:table-cell table:style-name="ce1" table:formula="of:=COS([.AI8])-COS([.AJ8])" office:value-type="float" office:value="0.0357999025105952" calcext:value-type="float">
            <text:p>0.03580</text:p>
          </table:table-cell>
          <table:table-cell table:style-name="ce1" table:formula="of:=COS([.AK8])-COS([.AL8])" office:value-type="float" office:value="0.0179060872241748" calcext:value-type="float">
            <text:p>0.01791</text:p>
          </table:table-cell>
          <table:table-cell table:formula="of:=-2*((CSC([.AJ8]/2))^2-(CSC([.AI8]/2))^2)" office:value-type="float" office:value="41.2256063309706" calcext:value-type="float">
            <text:p>41.2256063309706</text:p>
          </table:table-cell>
          <table:table-cell table:formula="of:=-2*((CSC([.AL8]/2))^2-(CSC([.AK8]/2))^2)" office:value-type="float" office:value="19.9190809149734" calcext:value-type="float">
            <text:p>19.9190809149734</text:p>
          </table:table-cell>
          <table:table-cell table:number-columns-repeated="982"/>
        </table:table-row>
        <table:table-row table:style-name="ro1" table:number-rows-repeated="2">
          <table:table-cell/>
          <table:table-cell table:style-name="ce1"/>
          <table:table-cell table:number-columns-repeated="4"/>
          <table:table-cell table:style-name="ce7" table:number-columns-repeated="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Z(target)</text:p>
          </table:table-cell>
          <table:table-cell table:style-name="ce2" office:value-type="string" calcext:value-type="string">
            <text:p>Z(beam)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Yield </text:p>
          </table:table-cell>
          <table:table-cell table:style-name="ce2" office:value-type="string" calcext:value-type="string">
            <text:p>Yield uncertainty</text:p>
          </table:table-cell>
          <table:table-cell table:style-name="ce9" office:value-type="string" calcext:value-type="string">
            <text:p>Isotopic Purity</text:p>
          </table:table-cell>
          <table:table-cell table:style-name="ce2" office:value-type="string" calcext:value-type="string">
            <text:p>Aperture</text:p>
          </table:table-cell>
          <table:table-cell/>
          <table:table-cell table:style-name="ce2" office:value-type="string" calcext:value-type="string">
            <text:p>Rutherford Cross Section</text:p>
          </table:table-cell>
          <table:table-cell table:style-name="ce2" office:value-type="string" calcext:value-type="string">
            <text:p>Number in Beam</text:p>
          </table:table-cell>
          <table:table-cell table:style-name="ce2" office:value-type="string" calcext:value-type="string">
            <text:p>Run Time(s)</text:p>
          </table:table-cell>
          <table:table-cell table:style-name="ce2" office:value-type="string" calcext:value-type="string">
            <text:p>Beam offset</text:p>
          </table:table-cell>
          <table:table-cell table:style-name="ce2" office:value-type="string" calcext:value-type="string">
            <text:p>Corrected #b</text:p>
          </table:table-cell>
          <table:table-cell table:style-name="ce2" office:value-type="string" calcext:value-type="string">
            <text:p>#beam error</text:p>
          </table:table-cell>
          <table:table-cell table:style-name="ce2" office:value-type="string" calcext:value-type="string">
            <text:p>Number in target (per m^2)</text:p>
          </table:table-cell>
          <table:table-cell table:style-name="ce2"/>
          <table:table-cell table:style-name="ce2" office:value-type="string" calcext:value-type="string">
            <text:p>Target Thickness (micrograms per cm^2)</text:p>
          </table:table-cell>
          <table:table-cell table:style-name="ce2" office:value-type="string" calcext:value-type="string">
            <text:p>Uncertainty</text:p>
          </table:table-cell>
          <table:table-cell/>
          <table:table-cell table:style-name="ce15"/>
          <table:table-cell office:value-type="string" calcext:value-type="string">
            <text:p>Channel 1 Coun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est of Channels counts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rror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546" calcext:value-type="float">
            <text:p>16546</text:p>
          </table:table-cell>
          <table:table-cell office:value-type="float" office:value="993" calcext:value-type="float">
            <text:p>993</text:p>
          </table:table-cell>
          <table:table-cell office:value-type="float" office:value="185167" calcext:value-type="float">
            <text:p>185167</text:p>
          </table:table-cell>
          <table:table-cell office:value-type="float" office:value="430" calcext:value-type="float">
            <text:p>430</text:p>
          </table:table-cell>
          <table:table-cell office:value-type="float" office:value="0.966" calcext:value-type="float">
            <text:p>0.966</text:p>
          </table:table-cell>
          <table:table-cell table:style-name="ce10" office:value-type="float" office:value="14.03" calcext:value-type="float">
            <text:p>14.03</text:p>
          </table:table-cell>
          <table:table-cell/>
          <table:table-cell table:style-name="ce12" table:formula="of:=(((1.296*[.$AO$8])/[.$AM$8])*(([.C12]*[.D12])/[.$J$4])^2)*10^-3*10^-28" office:value-type="float" office:value="4.24509745895292E-027" calcext:value-type="float">
            <text:p>4.25E-27</text:p>
          </table:table-cell>
          <table:table-cell table:style-name="ce12" table:formula="of:=(([.E12]-[.F12])*[.$H$4])/([.D12]*1.61E-019*1000)" office:value-type="float" office:value="1932049689440.99" calcext:value-type="float">
            <text:p>1.93E+12</text:p>
          </table:table-cell>
          <table:table-cell office:value-type="float" office:value="300" calcext:value-type="float">
            <text:p>300</text:p>
          </table:table-cell>
          <table:table-cell table:style-name="ce12" table:formula="of:=[.N12]*[.$M$26]" office:value-type="float" office:value="-16417741680.0921" calcext:value-type="float">
            <text:p>-1.64E+10</text:p>
          </table:table-cell>
          <table:table-cell table:style-name="ce12" table:formula="of:=[.M12]*[.$J$26]+[.O12]" office:value-type="float" office:value="1925244686369.26" calcext:value-type="float">
            <text:p>1.93E+12</text:p>
          </table:table-cell>
          <table:table-cell table:style-name="ce12" table:formula="of:=((SQRT([.E12])+SQRT([.F12]))*[.$H$4])/(1.61E-019*1000*[.D12])" office:value-type="float" office:value="19893560054.025" calcext:value-type="float">
            <text:p>1.99E+10</text:p>
          </table:table-cell>
          <table:table-cell table:style-name="ce4" table:formula="of:=[.I12]*[.G12]/([.L12]*[.P12]*[.$S$4]*[.AB12])" office:value-type="float" office:value="1.57655072849899E+021" calcext:value-type="float">
            <text:p>1.58E+21</text:p>
          </table:table-cell>
          <table:table-cell/>
          <table:table-cell table:style-name="ce31" table:formula="of:=([.R12]/10000)*(([.B12]*1.661E-027)*(1000*1000000))" office:value-type="float" office:value="30.3763488164271" calcext:value-type="float">
            <text:p>30.4</text:p>
          </table:table-cell>
          <table:table-cell table:style-name="ce31" table:formula="of:=[.T12]*(SQRT([.H12]/[.G12])^2+SQRT([.Q12]/[.M12])^2)" office:value-type="float" office:value="0.383314193048321" calcext:value-type="float">
            <text:p>0.4</text:p>
          </table:table-cell>
          <table:table-cell/>
          <table:table-cell table:style-name="ce1"/>
          <table:table-cell table:style-name="ce10" office:value-type="float" office:value="2229" calcext:value-type="float">
            <text:p>222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09400" calcext:value-type="float">
            <text:p>209400</text:p>
          </table:table-cell>
          <table:table-cell table:style-name="ce10" office:value-type="float" office:value="459" calcext:value-type="float">
            <text:p>459</text:p>
          </table:table-cell>
          <table:table-cell table:style-name="ce7" table:formula="of:=[.Z12]/([.Z12]+[.X12])" office:value-type="float" office:value="0.989467417036417" calcext:value-type="float">
            <text:p>0.989</text:p>
          </table:table-cell>
          <table:table-cell table:style-name="ce7" table:formula="of:=[.AB12]*SQRT(([.AA12]/[.Z12])^2+([.AA12]^2+[.Y12]^2)/([.Z12]+[.X12])^2)" office:value-type="float" office:value="0.00305906608910463" calcext:value-type="float">
            <text:p>0.0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23" calcext:value-type="float">
            <text:p>7523</text:p>
          </table:table-cell>
          <table:table-cell office:value-type="float" office:value="827" calcext:value-type="float">
            <text:p>827</text:p>
          </table:table-cell>
          <table:table-cell office:value-type="float" office:value="198435" calcext:value-type="float">
            <text:p>198435</text:p>
          </table:table-cell>
          <table:table-cell office:value-type="float" office:value="446" calcext:value-type="float">
            <text:p>446</text:p>
          </table:table-cell>
          <table:table-cell office:value-type="float" office:value="0.978" calcext:value-type="float">
            <text:p>0.978</text:p>
          </table:table-cell>
          <table:table-cell table:style-name="ce10" office:value-type="float" office:value="14.03" calcext:value-type="float">
            <text:p>14.03</text:p>
          </table:table-cell>
          <table:table-cell table:style-name="ce12"/>
          <table:table-cell table:style-name="ce12" table:formula="of:=(((1.296*[.$AO$8])/[.$AM$8])*(([.C13]*[.D13])/[.$J$4])^2)*10^-3*10^-28" office:value-type="float" office:value="4.60622554139857E-027" calcext:value-type="float">
            <text:p>4.61E-27</text:p>
          </table:table-cell>
          <table:table-cell table:style-name="ce12" table:formula="of:=(([.E13]-[.F13])*[.$H$4])/([.D13]*1.61E-019*1000)" office:value-type="float" office:value="831801242236.025" calcext:value-type="float">
            <text:p>8.32E+11</text:p>
          </table:table-cell>
          <table:table-cell office:value-type="float" office:value="300" calcext:value-type="float">
            <text:p>300</text:p>
          </table:table-cell>
          <table:table-cell table:style-name="ce12" table:formula="of:=[.N13]*[.$M$26]" office:value-type="float" office:value="-16417741680.0921" calcext:value-type="float">
            <text:p>-1.64E+10</text:p>
          </table:table-cell>
          <table:table-cell table:style-name="ce12" table:formula="of:=[.M13]*[.$J$26]+[.O13]" office:value-type="float" office:value="819522052457.275" calcext:value-type="float">
            <text:p>8.20E+11</text:p>
          </table:table-cell>
          <table:table-cell table:style-name="ce12" table:formula="of:=((SQRT([.E13])+SQRT([.F13]))*[.$H$4])/(1.61E-019*1000*[.D13])" office:value-type="float" office:value="14346936270.7032" calcext:value-type="float">
            <text:p>1.43E+10</text:p>
          </table:table-cell>
          <table:table-cell table:style-name="ce4" table:formula="of:=[.I13]*[.G13]/([.L13]*[.P13]*[.$S$4]*[.AB13])" office:value-type="float" office:value="3.75073991800792E+021" calcext:value-type="float">
            <text:p>3.75E+21</text:p>
          </table:table-cell>
          <table:table-cell/>
          <table:table-cell table:style-name="ce31" table:formula="of:=([.R13]/10000)*(([.B13]*1.661E-027)*(1000*1000000))" office:value-type="float" office:value="72.2677564442095" calcext:value-type="float">
            <text:p>72.3</text:p>
          </table:table-cell>
          <table:table-cell table:style-name="ce31" table:formula="of:=[.T13]*(SQRT([.H13]/[.G13])^2+SQRT([.Q13]/[.M13])^2)" office:value-type="float" office:value="1.40890483117503" calcext:value-type="float">
            <text:p>1.4</text:p>
          </table:table-cell>
          <table:table-cell table:number-columns-repeated="2"/>
          <table:table-cell office:value-type="float" office:value="4825" calcext:value-type="float">
            <text:p>4825</text:p>
          </table:table-cell>
          <table:table-cell office:value-type="float" office:value="69" calcext:value-type="float">
            <text:p>69</text:p>
          </table:table-cell>
          <table:table-cell office:value-type="float" office:value="204591" calcext:value-type="float">
            <text:p>204591</text:p>
          </table:table-cell>
          <table:table-cell office:value-type="float" office:value="454" calcext:value-type="float">
            <text:p>454</text:p>
          </table:table-cell>
          <table:table-cell table:style-name="ce7" table:formula="of:=[.Z13]/([.Z13]+[.X13])" office:value-type="float" office:value="0.976959735645796" calcext:value-type="float">
            <text:p>0.977</text:p>
          </table:table-cell>
          <table:table-cell table:style-name="ce7" table:formula="of:=[.AB13]*SQRT(([.AA13]/[.Z13])^2+([.AA13]^2+[.Y13]^2)/([.Z13]+[.X13])^2)" office:value-type="float" office:value="0.00304785326241382" calcext:value-type="float">
            <text:p>0.0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float" office:value="947" calcext:value-type="float">
            <text:p>947</text:p>
          </table:table-cell>
          <table:table-cell office:value-type="float" office:value="191374" calcext:value-type="float">
            <text:p>191374</text:p>
          </table:table-cell>
          <table:table-cell office:value-type="float" office:value="437" calcext:value-type="float">
            <text:p>437</text:p>
          </table:table-cell>
          <table:table-cell office:value-type="float" office:value="0.987" calcext:value-type="float">
            <text:p>0.987</text:p>
          </table:table-cell>
          <table:table-cell table:style-name="ce10" office:value-type="float" office:value="14.03" calcext:value-type="float">
            <text:p>14.03</text:p>
          </table:table-cell>
          <table:table-cell table:style-name="ce12"/>
          <table:table-cell table:style-name="ce12" table:formula="of:=(((1.296*[.$AO$8])/[.$AM$8])*(([.C14]*[.D14])/[.$J$4])^2)*10^-3*10^-28" office:value-type="float" office:value="4.24509745895292E-027" calcext:value-type="float">
            <text:p>4.25E-27</text:p>
          </table:table-cell>
          <table:table-cell table:style-name="ce12" table:formula="of:=(([.E14]-[.F14])*[.$H$4])/([.D14]*1.61E-019*1000)" office:value-type="float" office:value="1752173913043.48" calcext:value-type="float">
            <text:p>1.75E+12</text:p>
          </table:table-cell>
          <table:table-cell office:value-type="float" office:value="300" calcext:value-type="float">
            <text:p>300</text:p>
          </table:table-cell>
          <table:table-cell table:style-name="ce12" table:formula="of:=[.N14]*[.$M$26]" office:value-type="float" office:value="-16417741680.0921" calcext:value-type="float">
            <text:p>-1.64E+10</text:p>
          </table:table-cell>
          <table:table-cell table:style-name="ce12" table:formula="of:=[.M14]*[.$J$26]+[.O14]" office:value-type="float" office:value="1744473954303.71" calcext:value-type="float">
            <text:p>1.74E+12</text:p>
          </table:table-cell>
          <table:table-cell table:style-name="ce12" table:formula="of:=((SQRT([.E14])+SQRT([.F14]))*[.$H$4])/(1.61E-019*1000*[.D14])" office:value-type="float" office:value="19063348781.5377" calcext:value-type="float">
            <text:p>1.91E+10</text:p>
          </table:table-cell>
          <table:table-cell table:style-name="ce4" table:formula="of:=[.I14]*[.G14]/([.L14]*[.P14]*[.$S$4]*[.AB14])" office:value-type="float" office:value="1.83857111976107E+021" calcext:value-type="float">
            <text:p>1.84E+21</text:p>
          </table:table-cell>
          <table:table-cell/>
          <table:table-cell table:style-name="ce31" table:formula="of:=([.R14]/10000)*(([.B14]*1.661E-027)*(1000*1000000))" office:value-type="float" office:value="34.8140795811237" calcext:value-type="float">
            <text:p>34.8</text:p>
          </table:table-cell>
          <table:table-cell table:style-name="ce31" table:formula="of:=[.T14]*(SQRT([.H14]/[.G14])^2+SQRT([.Q14]/[.M14])^2)" office:value-type="float" office:value="0.458268648372736" calcext:value-type="float">
            <text:p>0.5</text:p>
          </table:table-cell>
          <table:table-cell table:number-columns-repeated="2"/>
          <table:table-cell office:value-type="float" office:value="2373" calcext:value-type="float">
            <text:p>2373</text:p>
          </table:table-cell>
          <table:table-cell office:value-type="float" office:value="49" calcext:value-type="float">
            <text:p>49</text:p>
          </table:table-cell>
          <table:table-cell office:value-type="float" office:value="209561" calcext:value-type="float">
            <text:p>209561</text:p>
          </table:table-cell>
          <table:table-cell office:value-type="float" office:value="459" calcext:value-type="float">
            <text:p>459</text:p>
          </table:table-cell>
          <table:table-cell table:style-name="ce7" table:formula="of:=[.Z14]/([.Z14]+[.X14])" office:value-type="float" office:value="0.988803117951815" calcext:value-type="float">
            <text:p>0.989</text:p>
          </table:table-cell>
          <table:table-cell table:style-name="ce7" table:formula="of:=[.AB14]*SQRT(([.AA14]/[.Z14])^2+([.AA14]^2+[.Y14]^2)/([.Z14]+[.X14])^2)" office:value-type="float" office:value="0.00305432824238501" calcext:value-type="float">
            <text:p>0.00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7572" calcext:value-type="float">
            <text:p>17572</text:p>
          </table:table-cell>
          <table:table-cell office:value-type="float" office:value="518" calcext:value-type="float">
            <text:p>518</text:p>
          </table:table-cell>
          <table:table-cell office:value-type="float" office:value="101585" calcext:value-type="float">
            <text:p>101585</text:p>
          </table:table-cell>
          <table:table-cell office:value-type="float" office:value="319" calcext:value-type="float">
            <text:p>319</text:p>
          </table:table-cell>
          <table:table-cell office:value-type="float" office:value="0.966" calcext:value-type="float">
            <text:p>0.966</text:p>
          </table:table-cell>
          <table:table-cell table:style-name="ce10" office:value-type="float" office:value="7.25" calcext:value-type="float">
            <text:p>7.25</text:p>
          </table:table-cell>
          <table:table-cell table:style-name="ce12"/>
          <table:table-cell table:style-name="ce12" table:formula="of:=(((1.296*[.$AP$8])/[.$AN$8])*(([.C15]*[.D15])/[.$J$4])^2)*10^-3*10^-28" office:value-type="float" office:value="4.10082331028867E-027" calcext:value-type="float">
            <text:p>4.10E-27</text:p>
          </table:table-cell>
          <table:table-cell table:style-name="ce12" table:formula="of:=(([.E15]-[.F15])*[.$H$4])/([.D15]*1.61E-019*1000)" office:value-type="float" office:value="2118509316770.19" calcext:value-type="float">
            <text:p>2.12E+12</text:p>
          </table:table-cell>
          <table:table-cell office:value-type="float" office:value="300" calcext:value-type="float">
            <text:p>300</text:p>
          </table:table-cell>
          <table:table-cell table:style-name="ce12" table:formula="of:=[.N15]*[.$M$26]" office:value-type="float" office:value="-16417741680.0921" calcext:value-type="float">
            <text:p>-1.64E+10</text:p>
          </table:table-cell>
          <table:table-cell table:style-name="ce12" table:formula="of:=[.M15]*[.$J$26]+[.O15]" office:value-type="float" office:value="2112632026721.74" calcext:value-type="float">
            <text:p>2.11E+12</text:p>
          </table:table-cell>
          <table:table-cell table:style-name="ce12" table:formula="of:=((SQRT([.E15])+SQRT([.F15]))*[.$H$4])/(1.61E-019*1000*[.D15])" office:value-type="float" office:value="19294289936.8853" calcext:value-type="float">
            <text:p>1.93E+10</text:p>
          </table:table-cell>
          <table:table-cell table:style-name="ce4" table:formula="of:=[.I15]*[.G15]/([.L15]*[.P15]*[.$S$5]*[.AB15])" office:value-type="float" office:value="1.56981899379608E+021" calcext:value-type="float">
            <text:p>1.57E+21</text:p>
          </table:table-cell>
          <table:table-cell/>
          <table:table-cell table:style-name="ce31" table:formula="of:=([.R15]/10000)*(([.B15]*1.661E-027)*(1000*1000000))" office:value-type="float" office:value="30.2466444448653" calcext:value-type="float">
            <text:p>30.2</text:p>
          </table:table-cell>
          <table:table-cell table:style-name="ce31" table:formula="of:=[.T15]*(SQRT([.H15]/[.G15])^2+SQRT([.Q15]/[.M15])^2)" office:value-type="float" office:value="0.370452175143025" calcext:value-type="float">
            <text:p>0.4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3" calcext:value-type="float">
            <text:p>23</text:p>
          </table:table-cell>
          <table:table-cell office:value-type="float" office:value="115206" calcext:value-type="float">
            <text:p>115206</text:p>
          </table:table-cell>
          <table:table-cell office:value-type="float" office:value="319" calcext:value-type="float">
            <text:p>319</text:p>
          </table:table-cell>
          <table:table-cell table:style-name="ce7" table:formula="of:=[.Z15]/([.Z15]+[.X15])" office:value-type="float" office:value="0.995369010385167" calcext:value-type="float">
            <text:p>0.995</text:p>
          </table:table-cell>
          <table:table-cell table:style-name="ce7" table:formula="of:=[.AB15]*SQRT(([.AA15]/[.Z15])^2+([.AA15]^2+[.Y15]^2)/([.Z15]+[.X15])^2)" office:value-type="float" office:value="0.00389376883721793" calcext:value-type="float">
            <text:p>0.004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228" calcext:value-type="float">
            <text:p>14228</text:p>
          </table:table-cell>
          <table:table-cell office:value-type="float" office:value="1447" calcext:value-type="float">
            <text:p>1447</text:p>
          </table:table-cell>
          <table:table-cell office:value-type="float" office:value="194641" calcext:value-type="float">
            <text:p>194641</text:p>
          </table:table-cell>
          <table:table-cell office:value-type="float" office:value="451" calcext:value-type="float">
            <text:p>451</text:p>
          </table:table-cell>
          <table:table-cell office:value-type="float" office:value="0.978" calcext:value-type="float">
            <text:p>0.978</text:p>
          </table:table-cell>
          <table:table-cell table:style-name="ce10" office:value-type="float" office:value="7.25" calcext:value-type="float">
            <text:p>7.25</text:p>
          </table:table-cell>
          <table:table-cell table:style-name="ce12"/>
          <table:table-cell table:style-name="ce12" table:formula="of:=(((1.296*[.$AP$8])/[.$AN$8])*(([.C16]*[.D16])/[.$J$4])^2)*10^-3*10^-28" office:value-type="float" office:value="4.44967807105975E-027" calcext:value-type="float">
            <text:p>4.45E-27</text:p>
          </table:table-cell>
          <table:table-cell table:style-name="ce12" table:formula="of:=(([.E16]-[.F16])*[.$H$4])/([.D16]*1.61E-019*1000)" office:value-type="float" office:value="1587701863354.04" calcext:value-type="float">
            <text:p>1.59E+12</text:p>
          </table:table-cell>
          <table:table-cell office:value-type="float" office:value="300" calcext:value-type="float">
            <text:p>300</text:p>
          </table:table-cell>
          <table:table-cell table:style-name="ce12" table:formula="of:=[.N16]*[.$M$26]" office:value-type="float" office:value="-16417741680.0921" calcext:value-type="float">
            <text:p>-1.64E+10</text:p>
          </table:table-cell>
          <table:table-cell table:style-name="ce12" table:formula="of:=[.M16]*[.$J$26]+[.O16]" office:value-type="float" office:value="1579183588796.27" calcext:value-type="float">
            <text:p>1.58E+12</text:p>
          </table:table-cell>
          <table:table-cell table:style-name="ce12" table:formula="of:=((SQRT([.E16])+SQRT([.F16]))*[.$H$4])/(1.61E-019*1000*[.D16])" office:value-type="float" office:value="19542935852.5724" calcext:value-type="float">
            <text:p>1.95E+10</text:p>
          </table:table-cell>
          <table:table-cell table:style-name="ce4" table:formula="of:=[.I16]*[.G16]/([.L16]*[.P16]*[.$S$5]*[.AB16])" office:value-type="float" office:value="3.81127463669688E+021" calcext:value-type="float">
            <text:p>3.81E+21</text:p>
          </table:table-cell>
          <table:table-cell/>
          <table:table-cell table:style-name="ce31" table:formula="of:=([.R16]/10000)*(([.B16]*1.661E-027)*(1000*1000000))" office:value-type="float" office:value="73.4341151900208" calcext:value-type="float">
            <text:p>73.4</text:p>
          </table:table-cell>
          <table:table-cell table:style-name="ce31" table:formula="of:=[.T16]*(SQRT([.H16]/[.G16])^2+SQRT([.Q16]/[.M16])^2)" office:value-type="float" office:value="1.07404971280885" calcext:value-type="float">
            <text:p>1.1</text:p>
          </table:table-cell>
          <table:table-cell table:number-columns-repeated="2"/>
          <table:table-cell office:value-type="float" office:value="3988" calcext:value-type="float">
            <text:p>3988</text:p>
          </table:table-cell>
          <table:table-cell office:value-type="float" office:value="63" calcext:value-type="float">
            <text:p>63</text:p>
          </table:table-cell>
          <table:table-cell office:value-type="float" office:value="200905" calcext:value-type="float">
            <text:p>200905</text:p>
          </table:table-cell>
          <table:table-cell office:value-type="float" office:value="450" calcext:value-type="float">
            <text:p>450</text:p>
          </table:table-cell>
          <table:table-cell table:style-name="ce7" table:formula="of:=[.Z16]/([.Z16]+[.X16])" office:value-type="float" office:value="0.98053618230003" calcext:value-type="float">
            <text:p>0.981</text:p>
          </table:table-cell>
          <table:table-cell table:style-name="ce7" table:formula="of:=[.AB16]*SQRT(([.AA16]/[.Z16])^2+([.AA16]^2+[.Y16]^2)/([.Z16]+[.X16])^2)" office:value-type="float" office:value="0.00309065414705114" calcext:value-type="float">
            <text:p>0.0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7998" calcext:value-type="float">
            <text:p>17998</text:p>
          </table:table-cell>
          <table:table-cell office:value-type="float" office:value="534" calcext:value-type="float">
            <text:p>534</text:p>
          </table:table-cell>
          <table:table-cell office:value-type="float" office:value="116880" calcext:value-type="float">
            <text:p>116880</text:p>
          </table:table-cell>
          <table:table-cell office:value-type="float" office:value="342" calcext:value-type="float">
            <text:p>342</text:p>
          </table:table-cell>
          <table:table-cell office:value-type="float" office:value="0.987" calcext:value-type="float">
            <text:p>0.987</text:p>
          </table:table-cell>
          <table:table-cell table:style-name="ce10" office:value-type="float" office:value="7.25" calcext:value-type="float">
            <text:p>7.25</text:p>
          </table:table-cell>
          <table:table-cell table:style-name="ce12"/>
          <table:table-cell table:style-name="ce12" table:formula="of:=(((1.296*[.$AP$8])/[.$AN$8])*(([.C17]*[.D17])/[.$J$4])^2)*10^-3*10^-28" office:value-type="float" office:value="4.10082331028867E-027" calcext:value-type="float">
            <text:p>4.10E-27</text:p>
          </table:table-cell>
          <table:table-cell table:style-name="ce12" table:formula="of:=(([.E17]-[.F17])*[.$H$4])/([.D17]*1.61E-019*1000)" office:value-type="float" office:value="2169440993788.82" calcext:value-type="float">
            <text:p>2.17E+12</text:p>
          </table:table-cell>
          <table:table-cell office:value-type="float" office:value="300" calcext:value-type="float">
            <text:p>300</text:p>
          </table:table-cell>
          <table:table-cell table:style-name="ce12" table:formula="of:=[.N17]*[.$M$26]" office:value-type="float" office:value="-16417741680.0921" calcext:value-type="float">
            <text:p>-1.64E+10</text:p>
          </table:table-cell>
          <table:table-cell table:style-name="ce12" table:formula="of:=[.M17]*[.$J$26]+[.O17]" office:value-type="float" office:value="2163817109696.1" calcext:value-type="float">
            <text:p>2.16E+12</text:p>
          </table:table-cell>
          <table:table-cell table:style-name="ce12" table:formula="of:=((SQRT([.E17])+SQRT([.F17]))*[.$H$4])/(1.61E-019*1000*[.D17])" office:value-type="float" office:value="19536032906.7814" calcext:value-type="float">
            <text:p>1.95E+10</text:p>
          </table:table-cell>
          <table:table-cell table:style-name="ce4" table:formula="of:=[.I17]*[.G17]/([.L17]*[.P17]*[.$S$5]*[.AB17])" office:value-type="float" office:value="1.80314393103599E+021" calcext:value-type="float">
            <text:p>1.80E+21</text:p>
          </table:table-cell>
          <table:table-cell/>
          <table:table-cell table:style-name="ce31" table:formula="of:=([.R17]/10000)*(([.B17]*1.661E-027)*(1000*1000000))" office:value-type="float" office:value="34.1432515917389" calcext:value-type="float">
            <text:p>34.1</text:p>
          </table:table-cell>
          <table:table-cell table:style-name="ce31" table:formula="of:=[.T17]*(SQRT([.H17]/[.G17])^2+SQRT([.Q17]/[.M17])^2)" office:value-type="float" office:value="0.407369210287952" calcext:value-type="float">
            <text:p>0.4</text:p>
          </table:table-cell>
          <table:table-cell table:number-columns-repeated="2"/>
          <table:table-cell office:value-type="float" office:value="693" calcext:value-type="float">
            <text:p>693</text:p>
          </table:table-cell>
          <table:table-cell office:value-type="float" office:value="26" calcext:value-type="float">
            <text:p>26</text:p>
          </table:table-cell>
          <table:table-cell office:value-type="float" office:value="128121" calcext:value-type="float">
            <text:p>128121</text:p>
          </table:table-cell>
          <table:table-cell office:value-type="float" office:value="360" calcext:value-type="float">
            <text:p>360</text:p>
          </table:table-cell>
          <table:table-cell table:style-name="ce7" table:formula="of:=[.Z17]/([.Z17]+[.X17])" office:value-type="float" office:value="0.994620149983697" calcext:value-type="float">
            <text:p>0.995</text:p>
          </table:table-cell>
          <table:table-cell table:style-name="ce7" table:formula="of:=[.AB17]*SQRT(([.AA17]/[.Z17])^2+([.AA17]^2+[.Y17]^2)/([.Z17]+[.X17])^2)" office:value-type="float" office:value="0.00394683307893696" calcext:value-type="float">
            <text:p>0.004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ce12" table:number-columns-repeated="2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IC Corr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Run ti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C/t</text:p>
          </table:table-cell>
          <table:table-cell office:value-type="string" calcext:value-type="string">
            <text:p>Current Measured (nA)</text:p>
          </table:table-cell>
          <table:table-cell table:number-columns-repeated="3"/>
          <table:table-cell office:value-type="string" calcext:value-type="string">
            <text:p>Gradient</text:p>
          </table:table-cell>
          <table:table-cell office:value-type="string" calcext:value-type="string">
            <text:p>Current offset(nA)</text:p>
          </table:table-cell>
          <table:table-cell/>
          <table:table-cell office:value-type="string" calcext:value-type="string">
            <text:p>Current offset(e/s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table:style-name="ce4" table:formula="of:=(([.D26])*[.$H$4]*10^9)/(1000*[.C26])" office:value-type="float" office:value="0.047" calcext:value-type="float">
            <text:p>4.70E-02</text:p>
          </table:table-cell>
          <table:table-cell office:value-type="float" office:value="0.047" calcext:value-type="float">
            <text:p>0.047</text:p>
          </table:table-cell>
          <table:table-cell table:number-columns-repeated="3"/>
          <table:table-cell table:number-matrix-columns-spanned="2" table:number-matrix-rows-spanned="1" table:formula="of:=LINEST([.$F$26:.$F$35];[.$E$26:.$E$35])" office:value-type="float" office:value="1.00497540961855" calcext:value-type="float">
            <text:p>1.00497540961855</text:p>
          </table:table-cell>
          <table:table-cell office:value-type="float" office:value="-0.00881085470164944" calcext:value-type="float">
            <text:p>-0.008810854701649</text:p>
          </table:table-cell>
          <table:table-cell/>
          <table:table-cell table:style-name="ce12" table:formula="of:=([.K26]*0.000000001)/(1.61*1E-019)" office:value-type="float" office:value="-54725805.6003071" calcext:value-type="float">
            <text:p>-5.47E+07</text:p>
          </table:table-cell>
          <table:table-cell table:style-name="ce12" table:number-columns-repeated="2"/>
          <table:table-cell table:number-columns-repeated="100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2843" calcext:value-type="float">
            <text:p>2843</text:p>
          </table:table-cell>
          <table:table-cell table:style-name="ce4" table:formula="of:=(([.D27])*[.$H$4]*10^9)/(1000*[.C27])" office:value-type="float" office:value="0.5686" calcext:value-type="float">
            <text:p>5.69E-01</text:p>
          </table:table-cell>
          <table:table-cell office:value-type="float" office:value="0.569" calcext:value-type="float">
            <text:p>0.5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460" calcext:value-type="float">
            <text:p>5460</text:p>
          </table:table-cell>
          <table:table-cell table:style-name="ce4" table:formula="of:=(([.D28])*[.$H$4]*10^9)/(1000*[.C28])" office:value-type="float" office:value="1.092" calcext:value-type="float">
            <text:p>1.09E+00</text:p>
          </table:table-cell>
          <table:table-cell office:value-type="float" office:value="1.092" calcext:value-type="float">
            <text:p>1.0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10465" calcext:value-type="float">
            <text:p>10465</text:p>
          </table:table-cell>
          <table:table-cell table:style-name="ce4" table:formula="of:=(([.D29])*[.$H$4]*10^9)/(1000*[.C29])" office:value-type="float" office:value="2.11414141414141" calcext:value-type="float">
            <text:p>2.11E+00</text:p>
          </table:table-cell>
          <table:table-cell office:value-type="float" office:value="2.114" calcext:value-type="float">
            <text:p>2.114</text:p>
          </table:table-cell>
          <table:table-cell/>
          <table:table-cell>
            <draw:frame table:end-cell-address="May.L49" table:end-x="25.48mm" table:end-y="0.24mm" draw:z-index="0" draw:name="Chart 1" draw:style-name="gr2" draw:text-style-name="P2" svg:width="140.46mm" svg:height="89.68mm" svg:x="20.25mm" svg:y="0.52mm">
              <loext:p draw:notify-on-update-of-ranges="May.E26:May.E39 May.F26:May.F3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5803" calcext:value-type="float">
            <text:p>15803</text:p>
          </table:table-cell>
          <table:table-cell table:style-name="ce4" table:formula="of:=(([.D30])*[.$H$4]*10^9)/(1000*[.C30])" office:value-type="float" office:value="3.1606" calcext:value-type="float">
            <text:p>3.16E+00</text:p>
          </table:table-cell>
          <table:table-cell office:value-type="float" office:value="3.161" calcext:value-type="float">
            <text:p>3.16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1077" calcext:value-type="float">
            <text:p>21077</text:p>
          </table:table-cell>
          <table:table-cell table:style-name="ce4" table:formula="of:=(([.D31])*[.$H$4]*10^9)/(1000*[.C31])" office:value-type="float" office:value="4.2154" calcext:value-type="float">
            <text:p>4.22E+00</text:p>
          </table:table-cell>
          <table:table-cell office:value-type="float" office:value="4.215" calcext:value-type="float">
            <text:p>4.2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5933" calcext:value-type="float">
            <text:p>25933</text:p>
          </table:table-cell>
          <table:table-cell table:style-name="ce4" table:formula="of:=(([.D32])*[.$H$4]*10^9)/(1000*[.C32])" office:value-type="float" office:value="5.1866" calcext:value-type="float">
            <text:p>5.19E+00</text:p>
          </table:table-cell>
          <table:table-cell office:value-type="float" office:value="5.189" calcext:value-type="float">
            <text:p>5.1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36309" calcext:value-type="float">
            <text:p>36309</text:p>
          </table:table-cell>
          <table:table-cell table:style-name="ce4" table:formula="of:=(([.D33])*[.$H$4]*10^9)/(1000*[.C33])" office:value-type="float" office:value="7.2618" calcext:value-type="float">
            <text:p>7.26E+00</text:p>
          </table:table-cell>
          <table:table-cell office:value-type="float" office:value="7.262" calcext:value-type="float">
            <text:p>7.2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1188" calcext:value-type="float">
            <text:p>51188</text:p>
          </table:table-cell>
          <table:table-cell table:style-name="ce4" table:formula="of:=(([.D34])*[.$H$4]*10^9)/(1000*[.C34])" office:value-type="float" office:value="10.2376" calcext:value-type="float">
            <text:p>1.02E+01</text:p>
          </table:table-cell>
          <table:table-cell office:value-type="float" office:value="10.376" calcext:value-type="float">
            <text:p>10.3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61886" calcext:value-type="float">
            <text:p>61886</text:p>
          </table:table-cell>
          <table:table-cell table:style-name="ce4" table:formula="of:=(([.D35])*[.$H$4]*10^9)/(1000*[.C35])" office:value-type="float" office:value="12.3772" calcext:value-type="float">
            <text:p>1.24E+01</text:p>
          </table:table-cell>
          <table:table-cell office:value-type="float" office:value="12.378" calcext:value-type="float">
            <text:p>12.3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1626" calcext:value-type="float">
            <text:p>71626</text:p>
          </table:table-cell>
          <table:table-cell table:style-name="ce4" table:formula="of:=(([.D36])*[.$H$4]*10^9)/(1000*[.C36])" office:value-type="float" office:value="14.3252" calcext:value-type="float">
            <text:p>1.43E+01</text:p>
          </table:table-cell>
          <table:table-cell office:value-type="float" office:value="14.325" calcext:value-type="float">
            <text:p>14.3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73087" calcext:value-type="float">
            <text:p>73087</text:p>
          </table:table-cell>
          <table:table-cell table:style-name="ce4" table:formula="of:=(([.D37])*[.$H$4]*10^9)/(1000*[.C37])" office:value-type="float" office:value="14.6174" calcext:value-type="float">
            <text:p>1.46E+01</text:p>
          </table:table-cell>
          <table:table-cell office:value-type="float" office:value="14.617" calcext:value-type="float">
            <text:p>14.6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73148" calcext:value-type="float">
            <text:p>73148</text:p>
          </table:table-cell>
          <table:table-cell table:style-name="ce4" table:formula="of:=(([.D38])*[.$H$4]*10^9)/(1000*[.C38])" office:value-type="float" office:value="14.6296" calcext:value-type="float">
            <text:p>1.46E+01</text:p>
          </table:table-cell>
          <table:table-cell office:value-type="float" office:value="14.63" calcext:value-type="float">
            <text:p>14.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72853" calcext:value-type="float">
            <text:p>72853</text:p>
          </table:table-cell>
          <table:table-cell table:style-name="ce4" table:formula="of:=(([.D39])*[.$H$4]*10^9)/(1000*[.C39])" office:value-type="float" office:value="14.5706" calcext:value-type="float">
            <text:p>1.46E+01</text:p>
          </table:table-cell>
          <table:table-cell office:value-type="float" office:value="14.571" calcext:value-type="float">
            <text:p>14.571</text:p>
          </table:table-cell>
          <table:table-cell table:number-columns-repeated="1018"/>
        </table:table-row>
        <table:table-row table:style-name="ro1" table:number-rows-repeated="96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C_MAY_2uA" table:style-name="ta1">
        <table:shapes>
          <draw:frame draw:z-index="0" draw:style-name="gr1" draw:text-style-name="P1" svg:width="159.85mm" svg:height="89.96mm" svg:x="210.48mm" svg:y="80.97mm">
            <loext:p draw:notify-on-update-of-ranges="BIC_MAY_2uA.E8:BIC_MAY_2uA.E21 BIC_MAY_2uA.F8:BIC_MAY_2uA.F2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22" table:number-columns-repeated="983" table:default-cell-style-name="Default"/>
        <table:table-row table:style-name="ro1">
          <table:table-cell table:number-columns-repeated="6"/>
          <table:table-cell table:style-name="ce5" office:value-type="string" calcext:value-type="string">
            <text:p>FC Scal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" office:value-type="float" office:value="0.000002" calcext:value-type="float">
            <text:p>2.00E-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BIC Correc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un tim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IC/t</text:p>
          </table:table-cell>
          <table:table-cell office:value-type="string" calcext:value-type="string">
            <text:p>Current Measured (nA)</text:p>
          </table:table-cell>
          <table:table-cell table:number-columns-repeated="2"/>
          <table:table-cell office:value-type="string" calcext:value-type="string">
            <text:p>Gradient</text:p>
          </table:table-cell>
          <table:table-cell office:value-type="string" calcext:value-type="string">
            <text:p>Current offset(nA)</text:p>
          </table:table-cell>
          <table:table-cell/>
          <table:table-cell office:value-type="string" calcext:value-type="string">
            <text:p>Current offset(e/s)</text:p>
          </table:table-cell>
          <table:table-cell table:number-columns-repeated="25"/>
          <table:table-cell table:style-name="ce17" table:number-columns-repeated="4"/>
          <table:table-cell table:number-columns-repeated="98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01" calcext:value-type="float">
            <text:p>1701</text:p>
          </table:table-cell>
          <table:table-cell table:style-name="ce31" table:formula="of:=(([.D8])*[.$G$2]*10^9)/(1000*[.C8])" office:value-type="float" office:value="34.02" calcext:value-type="float">
            <text:p>34.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matrix-columns-spanned="2" table:number-matrix-rows-spanned="1" table:formula="of:=LINEST([.$F$8:.$F$15];[.$E$8:.$E$15])" office:value-type="float" office:value="1.00023261232822" calcext:value-type="float">
            <text:p>1.00023261232822</text:p>
          </table:table-cell>
          <table:table-cell office:value-type="float" office:value="-0.00935395018183272" calcext:value-type="float">
            <text:p>-0.009353950181833</text:p>
          </table:table-cell>
          <table:table-cell/>
          <table:table-cell table:style-name="ce12" table:formula="of:=([.J8]*0.000000001)/(1.61*1E-019)" office:value-type="float" office:value="-58099069.4523771" calcext:value-type="float">
            <text:p>-5.81E+07</text:p>
          </table:table-cell>
          <table:table-cell table:style-name="ce12" table:number-columns-repeated="2"/>
          <table:table-cell table:number-columns-repeated="16"/>
          <table:table-cell table:style-name="ce16"/>
          <table:table-cell table:style-name="ce1" table:number-columns-repeated="8"/>
          <table:table-cell table:number-columns-repeated="98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55" calcext:value-type="float">
            <text:p>2755</text:p>
          </table:table-cell>
          <table:table-cell table:style-name="ce31" table:formula="of:=(([.D9])*[.$G$2]*10^9)/(1000*[.C9])" office:value-type="float" office:value="55.1" calcext:value-type="float">
            <text:p>55.1</text:p>
          </table:table-cell>
          <table:table-cell office:value-type="float" office:value="55.1" calcext:value-type="float">
            <text:p>55.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457" calcext:value-type="float">
            <text:p>4457</text:p>
          </table:table-cell>
          <table:table-cell table:style-name="ce31" table:formula="of:=(([.D10])*[.$G$2]*10^9)/(1000*[.C10])" office:value-type="float" office:value="89.14" calcext:value-type="float">
            <text:p>89.1</text:p>
          </table:table-cell>
          <table:table-cell office:value-type="float" office:value="89.1" calcext:value-type="float">
            <text:p>89.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175" calcext:value-type="float">
            <text:p>7175</text:p>
          </table:table-cell>
          <table:table-cell table:style-name="ce31" table:formula="of:=(([.D11])*[.$G$2]*10^9)/(1000*[.C11])" office:value-type="float" office:value="143.5" calcext:value-type="float">
            <text:p>143.5</text:p>
          </table:table-cell>
          <table:table-cell office:value-type="float" office:value="143.5" calcext:value-type="float">
            <text:p>143.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2595" calcext:value-type="float">
            <text:p>12595</text:p>
          </table:table-cell>
          <table:table-cell table:style-name="ce31" table:formula="of:=(([.D12])*[.$G$2]*10^9)/(1000*[.C12])" office:value-type="float" office:value="251.9" calcext:value-type="float">
            <text:p>251.9</text:p>
          </table:table-cell>
          <table:table-cell office:value-type="float" office:value="252" calcext:value-type="float">
            <text:p>252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3647" calcext:value-type="float">
            <text:p>23647</text:p>
          </table:table-cell>
          <table:table-cell table:style-name="ce31" table:formula="of:=(([.D13])*[.$G$2]*10^9)/(1000*[.C13])" office:value-type="float" office:value="472.94" calcext:value-type="float">
            <text:p>472.9</text:p>
          </table:table-cell>
          <table:table-cell office:value-type="float" office:value="473" calcext:value-type="float">
            <text:p>473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4378" calcext:value-type="float">
            <text:p>34378</text:p>
          </table:table-cell>
          <table:table-cell table:style-name="ce31" table:formula="of:=(([.D14])*[.$G$2]*10^9)/(1000*[.C14])" office:value-type="float" office:value="687.56" calcext:value-type="float">
            <text:p>687.6</text:p>
          </table:table-cell>
          <table:table-cell office:value-type="float" office:value="688" calcext:value-type="float">
            <text:p>688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5450" calcext:value-type="float">
            <text:p>45450</text:p>
          </table:table-cell>
          <table:table-cell table:style-name="ce31" table:formula="of:=(([.D15])*[.$G$2]*10^9)/(1000*[.C15])" office:value-type="float" office:value="909" calcext:value-type="float">
            <text:p>909.0</text:p>
          </table:table-cell>
          <table:table-cell office:value-type="float" office:value="909" calcext:value-type="float">
            <text:p>909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83447" calcext:value-type="float">
            <text:p>83447</text:p>
          </table:table-cell>
          <table:table-cell table:style-name="ce31" table:formula="of:=(([.D16])*[.$G$2]*10^9)/(1000*[.C16])" office:value-type="float" office:value="1127.66216216216" calcext:value-type="float">
            <text:p>1127.7</text:p>
          </table:table-cell>
          <table:table-cell office:value-type="float" office:value="1128" calcext:value-type="float">
            <text:p>1128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67799" calcext:value-type="float">
            <text:p>67799</text:p>
          </table:table-cell>
          <table:table-cell table:style-name="ce31" table:formula="of:=(([.D17])*[.$G$2]*10^9)/(1000*[.C17])" office:value-type="float" office:value="1342.55445544554" calcext:value-type="float">
            <text:p>1342.6</text:p>
          </table:table-cell>
          <table:table-cell office:value-type="float" office:value="1343" calcext:value-type="float">
            <text:p>1343</text:p>
          </table:table-cell>
          <table:table-cell table:number-columns-repeated="20"/>
          <table:table-cell table:style-name="ce7" table:number-columns-repeated="2"/>
          <table:table-cell table:number-columns-repeated="996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9126" calcext:value-type="float">
            <text:p>79126</text:p>
          </table:table-cell>
          <table:table-cell table:style-name="ce31" table:formula="of:=(([.D18])*[.$G$2]*10^9)/(1000*[.C18])" office:value-type="float" office:value="1566.85148514852" calcext:value-type="float">
            <text:p>1566.9</text:p>
          </table:table-cell>
          <table:table-cell office:value-type="float" office:value="1567" calcext:value-type="float">
            <text:p>1567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9985" calcext:value-type="float">
            <text:p>89985</text:p>
          </table:table-cell>
          <table:table-cell table:style-name="ce31" table:formula="of:=(([.D19])*[.$G$2]*10^9)/(1000*[.C19])" office:value-type="float" office:value="1799.7" calcext:value-type="float">
            <text:p>1799.7</text:p>
          </table:table-cell>
          <table:table-cell office:value-type="float" office:value="1800" calcext:value-type="float">
            <text:p>180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156528" calcext:value-type="float">
            <text:p>156528</text:p>
          </table:table-cell>
          <table:table-cell table:style-name="ce31" table:formula="of:=(([.D20])*[.$G$2]*10^9)/(1000*[.C20])" office:value-type="float" office:value="1981.3670886076" calcext:value-type="float">
            <text:p>1981.4</text:p>
          </table:table-cell>
          <table:table-cell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17179" calcext:value-type="float">
            <text:p>117179</text:p>
          </table:table-cell>
          <table:table-cell table:style-name="ce31" table:formula="of:=(([.D21])*[.$G$2]*10^9)/(1000*[.C21])" office:value-type="float" office:value="2073.96460176991" calcext:value-type="float">
            <text:p>2074.0</text:p>
          </table:table-cell>
          <table:table-cell office:value-type="float" office:value="2074" calcext:value-type="float">
            <text:p>2074</text:p>
          </table:table-cell>
          <table:table-cell table:number-columns-repeated="1018"/>
        </table:table-row>
        <table:table-row table:style-name="ro1" table:number-rows-repeated="97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5:07:03.326357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8-12-18T16:51:12.705451083</dc:date>
    <meta:editing-duration>PT3M5S</meta:editing-duration>
    <meta:editing-cycles>1</meta:editing-cycles>
    <meta:document-statistic meta:table-count="4" meta:cell-count="67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6cm" xlink:href=".." xlink:type="simple" chart:class="chart:scatter" chart:style-name="ch1">
        <chart:legend chart:legend-position="end" svg:x="13.765cm" svg:y="4.225cm" style:legend-expansion="high" chart:style-name="ch2"/>
        <chart:plot-area chart:style-name="ch3" table:cell-range-address="February.E26:February.F29" svg:x="0.32cm" svg:y="0.179cm" svg:width="13.125cm" svg:height="8.638cm">
          <chartooo:coordinate-region svg:x="1.061cm" svg:y="0.352cm" svg:width="11.642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bruary.F26:February.F29" chart:class="chart:scatter">
            <chart:domain table:cell-range-address="February.E26:February.E29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1372549019608">
                <text:p>0.761372549019608</text:p>
                <draw:g>
                  <svg:desc>February.E26:February.E29</svg:desc>
                </draw:g>
              </table:table-cell>
              <table:table-cell office:value-type="float" office:value="1.04">
                <text:p>1.04</text:p>
                <draw:g>
                  <svg:desc>February.F26:February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578">
                <text:p>1.857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2408">
                <text:p>5.2408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272">
                <text:p>8.0272</text:p>
              </table:table-cell>
              <table:table-cell office:value-type="float" office:value="8.07">
                <text:p>8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Cambria" fo:font-size="10pt" style:font-size-asian="10pt" style:font-size-complex="10pt"/>
    </style:style>
    <style:style style:name="ch5" style:family="chart">
      <style:graphic-properties svg:stroke-color="#ffffff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chart-properties loext:regression-name="Linear (Current Measured (nA))" loext:regression-max-degree="2" loext:regression-period="2" loext:regression-force-intercept="false" chart:regression-type="linear"/>
      <style:graphic-properties svg:stroke-width="0.026cm" svg:stroke-color="#004586"/>
    </style:style>
    <style:style style:name="ch9" style:family="chart">
      <style:text-properties style:text-position="0% 100%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047cm" svg:height="8.969cm" xlink:href=".." xlink:type="simple" chart:class="chart:scatter" chart:style-name="ch1">
        <chart:legend chart:legend-position="end" svg:x="8.84cm" svg:y="3.817cm" style:legend-expansion="high" chart:style-name="ch2"/>
        <chart:plot-area chart:style-name="ch3" table:cell-range-address="May.E26:May.F39" svg:x="0.28cm" svg:y="0.179cm" svg:width="8.28cm" svg:height="8.611cm">
          <chartooo:coordinate-region svg:x="0.716cm" svg:y="0.365cm" svg:width="7.472cm" svg:height="7.80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May.F26:May.F39" chart:class="chart:scatter">
            <chart:domain table:cell-range-address="May.E26:May.E39"/>
            <chart:regression-curve chart:style-name="ch8">
              <chart:equation chart:display-equation="false" chart:display-r-square="true" chart:style-name="ch9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7">
                <text:p>0.047</text:p>
                <draw:g>
                  <svg:desc>May.E26:May.E39</svg:desc>
                </draw:g>
              </table:table-cell>
              <table:table-cell office:value-type="float" office:value="0.047">
                <text:p>0.047</text:p>
                <draw:g>
                  <svg:desc>May.F26:May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86">
                <text:p>0.5686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2">
                <text:p>1.092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1414141414141">
                <text:p>2.11414141414141</text:p>
              </table:table-cell>
              <table:table-cell office:value-type="float" office:value="2.114">
                <text:p>2.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06">
                <text:p>3.1606</text:p>
              </table:table-cell>
              <table:table-cell office:value-type="float" office:value="3.161">
                <text:p>3.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154">
                <text:p>4.2154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1866">
                <text:p>5.1866</text:p>
              </table:table-cell>
              <table:table-cell office:value-type="float" office:value="5.189">
                <text:p>5.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18">
                <text:p>7.2618</text:p>
              </table:table-cell>
              <table:table-cell office:value-type="float" office:value="7.262">
                <text:p>7.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2376">
                <text:p>10.2376</text:p>
              </table:table-cell>
              <table:table-cell office:value-type="float" office:value="10.376">
                <text:p>10.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3772">
                <text:p>12.3772</text:p>
              </table:table-cell>
              <table:table-cell office:value-type="float" office:value="12.378">
                <text:p>12.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252">
                <text:p>14.3252</text:p>
              </table:table-cell>
              <table:table-cell office:value-type="float" office:value="14.325">
                <text:p>14.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174">
                <text:p>14.6174</text:p>
              </table:table-cell>
              <table:table-cell office:value-type="float" office:value="14.617">
                <text:p>14.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296">
                <text:p>14.6296</text:p>
              </table:table-cell>
              <table:table-cell office:value-type="float" office:value="14.63">
                <text:p>14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5706">
                <text:p>14.5706</text:p>
              </table:table-cell>
              <table:table-cell office:value-type="float" office:value="14.571">
                <text:p>14.5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scatter" chart:style-name="ch1">
        <chart:legend chart:legend-position="end" svg:x="13.749cm" svg:y="4.225cm" style:legend-expansion="high" chart:style-name="ch2"/>
        <chart:plot-area chart:style-name="ch3" table:cell-range-address="BIC_FEB_2uA.E8:BIC_FEB_2uA.F17" svg:x="0.319cm" svg:y="0.179cm" svg:width="13.111cm" svg:height="8.638cm">
          <chartooo:coordinate-region svg:x="1.311cm" svg:y="0.352cm" svg:width="11.509cm" svg:height="7.8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C_FEB_2uA.F8:BIC_FEB_2uA.F17" chart:class="chart:scatter">
            <chart:domain table:cell-range-address="BIC_FEB_2uA.E8:BIC_FEB_2uA.E1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2.36">
                <text:p>122.36</text:p>
                <draw:g>
                  <svg:desc>BIC_FEB_2uA.E8:BIC_FEB_2uA.E17</svg:desc>
                </draw:g>
              </table:table-cell>
              <table:table-cell office:value-type="float" office:value="101.7">
                <text:p>101.7</text:p>
                <draw:g>
                  <svg:desc>BIC_FEB_2uA.F8:BIC_FEB_2uA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.34">
                <text:p>227.3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26">
                <text:p>334.2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0.26">
                <text:p>440.2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3.78">
                <text:p>543.7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1.82">
                <text:p>811.8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3.28">
                <text:p>1123.28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9.66">
                <text:p>1379.6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3.72277227723">
                <text:p>1633.72277227723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1">
                <text:p>2101</text:p>
              </table:table-cell>
              <table:table-cell office:value-type="float" office:value="2150">
                <text:p>2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8.997cm" xlink:href=".." xlink:type="simple" chart:class="chart:scatter" chart:style-name="ch1">
        <chart:legend chart:legend-position="end" svg:x="13.749cm" svg:y="4.225cm" style:legend-expansion="high" chart:style-name="ch2"/>
        <chart:plot-area chart:style-name="ch3" table:cell-range-address="BIC_MAY_2uA.E8:BIC_MAY_2uA.F21" svg:x="0.319cm" svg:y="0.179cm" svg:width="13.111cm" svg:height="8.639cm">
          <chartooo:coordinate-region svg:x="1.311cm" svg:y="0.352cm" svg:width="11.601cm" svg:height="7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C_MAY_2uA.F8:BIC_MAY_2uA.F21" chart:class="chart:scatter">
            <chart:domain table:cell-range-address="BIC_MAY_2uA.E8:BIC_MAY_2uA.E21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02">
                <text:p>34.02</text:p>
                <draw:g>
                  <svg:desc>BIC_MAY_2uA.E8:BIC_MAY_2uA.E21</svg:desc>
                </draw:g>
              </table:table-cell>
              <table:table-cell office:value-type="float" office:value="34">
                <text:p>34</text:p>
                <draw:g>
                  <svg:desc>BIC_MAY_2uA.F8:BIC_MAY_2uA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1">
                <text:p>55.1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14">
                <text:p>89.14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3.5">
                <text:p>143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.9">
                <text:p>251.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2.94">
                <text:p>472.9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7.56">
                <text:p>687.5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9">
                <text:p>909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27.66216216216">
                <text:p>1127.6621621621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2.55445544554">
                <text:p>1342.5544554455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66.85148514852">
                <text:p>1566.85148514852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99.7">
                <text:p>1799.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81.3670886076">
                <text:p>1981.3670886076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3.96460176991">
                <text:p>2073.96460176991</text:p>
              </table:table-cell>
              <table:table-cell office:value-type="float" office:value="2074">
                <text:p>2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